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49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0.291041666666667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31458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89.2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91.5pt" style:use-optimal-row-height="false" fo:break-before="auto"/>
    </style:style>
    <style:style style:name="ro9" style:family="table-row">
      <style:table-row-properties style:row-height="9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表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16" table:number-rows-spanned="1" table:style-name="ce24">
            <text:p>表<text:span text:style-name="T2">1<text:s text:c="2"/></text:span>男孩生長標準<text:span text:style-name="T2">(</text:span>體重、身長<text:span text:style-name="T2">/</text:span>身高<text:span text:style-name="T2">)</text:span>百分位表</text:p>
          </table:table-cell>
          <table:covered-table-cell table:number-columns-repeated="15"/>
          <table:table-cell table:number-columns-repeated="16368" table:style-name="ce18"/>
        </table:table-row>
        <table:table-row table:style-name="ro2">
          <table:table-cell office:value-type="string" table:number-columns-spanned="1" table:number-rows-spanned="2" table:style-name="ce21">
            <text:p>年齡</text:p>
            <text:p>(歲)</text:p>
          </table:table-cell>
          <table:table-cell office:value-type="string" table:number-columns-spanned="7" table:number-rows-spanned="1" table:style-name="ce22">
            <text:p>男孩體重<text:span text:style-name="T2">(Kg)</text:span>百分位</text:p>
          </table:table-cell>
          <table:covered-table-cell table:number-columns-repeated="6"/>
          <table:table-cell table:style-name="ce23"/>
          <table:table-cell office:value-type="string" table:number-columns-spanned="7" table:number-rows-spanned="1" table:style-name="ce22">
            <text:p>男孩身長<text:span text:style-name="T2">/</text:span>身高<text:span text:style-name="T2">(cm)</text:span>百分位</text:p>
          </table:table-cell>
          <table:covered-table-cell table:number-columns-repeated="6"/>
          <table:table-cell table:number-columns-repeated="16368" table:style-name="ce18"/>
        </table:table-row>
        <table:table-row table:style-name="ro3">
          <table:covered-table-cell/>
          <table:table-cell office:value-type="string" table:style-name="ce19">
            <text:p>3<text:span text:style-name="T3">rd</text:span></text:p>
          </table:table-cell>
          <table:table-cell office:value-type="string" table:style-name="ce19">
            <text:p>15<text:span text:style-name="T3">th</text:span></text:p>
          </table:table-cell>
          <table:table-cell office:value-type="string" table:style-name="ce19">
            <text:p>25<text:span text:style-name="T3">th</text:span></text:p>
          </table:table-cell>
          <table:table-cell office:value-type="string" table:style-name="ce19">
            <text:p>50<text:span text:style-name="T3">th<text:s/></text:span></text:p>
          </table:table-cell>
          <table:table-cell office:value-type="string" table:style-name="ce19">
            <text:p>75<text:span text:style-name="T3">th<text:s/></text:span></text:p>
          </table:table-cell>
          <table:table-cell office:value-type="string" table:style-name="ce19">
            <text:p>85<text:span text:style-name="T3">th</text:span><text:s/></text:p>
          </table:table-cell>
          <table:table-cell office:value-type="string" table:style-name="ce19">
            <text:p>97<text:span text:style-name="T3">th</text:span><text:s/></text:p>
          </table:table-cell>
          <table:table-cell table:style-name="ce20"/>
          <table:table-cell office:value-type="string" table:style-name="ce19">
            <text:p>3<text:span text:style-name="T3">rd</text:span></text:p>
          </table:table-cell>
          <table:table-cell office:value-type="string" table:style-name="ce19">
            <text:p>15<text:span text:style-name="T3">th</text:span></text:p>
          </table:table-cell>
          <table:table-cell office:value-type="string" table:style-name="ce19">
            <text:p>25<text:span text:style-name="T3">th</text:span></text:p>
          </table:table-cell>
          <table:table-cell office:value-type="string" table:style-name="ce19">
            <text:p>50<text:span text:style-name="T3">th<text:s/></text:span></text:p>
          </table:table-cell>
          <table:table-cell office:value-type="string" table:style-name="ce19">
            <text:p>75<text:span text:style-name="T3">th<text:s/></text:span></text:p>
          </table:table-cell>
          <table:table-cell office:value-type="string" table:style-name="ce19">
            <text:p>85<text:span text:style-name="T3">th</text:span><text:s/></text:p>
          </table:table-cell>
          <table:table-cell office:value-type="string" table:style-name="ce19">
            <text:p>97<text:span text:style-name="T3">th</text:span><text:s/></text:p>
          </table:table-cell>
          <table:table-cell table:number-columns-repeated="16368" table:style-name="ce18"/>
        </table:table-row>
        <table:table-row table:style-name="ro2">
          <table:table-cell office:value-type="string" table:style-name="ce17">
            <text:p>出生</text:p>
          </table:table-cell>
          <table:table-cell office:value-type="float" office:value="2.5" table:style-name="ce15">
            <text:p>2.5<text:s/></text:p>
          </table:table-cell>
          <table:table-cell office:value-type="float" office:value="2.9" table:style-name="ce15">
            <text:p>2.9<text:s/></text:p>
          </table:table-cell>
          <table:table-cell office:value-type="float" office:value="3" table:style-name="ce15">
            <text:p>3.0<text:s/></text:p>
          </table:table-cell>
          <table:table-cell office:value-type="float" office:value="3.3" table:style-name="ce15">
            <text:p>3.3<text:s/></text:p>
          </table:table-cell>
          <table:table-cell office:value-type="float" office:value="3.7" table:style-name="ce15">
            <text:p>3.7<text:s/></text:p>
          </table:table-cell>
          <table:table-cell office:value-type="float" office:value="3.9" table:style-name="ce15">
            <text:p>3.9<text:s/></text:p>
          </table:table-cell>
          <table:table-cell office:value-type="float" office:value="4.3" table:style-name="ce15">
            <text:p>4.3<text:s/></text:p>
          </table:table-cell>
          <table:table-cell table:style-name="ce15"/>
          <table:table-cell office:value-type="float" office:value="46.3" table:style-name="ce15">
            <text:p>46.3<text:s/></text:p>
          </table:table-cell>
          <table:table-cell office:value-type="float" office:value="47.9" table:style-name="ce15">
            <text:p>47.9<text:s/></text:p>
          </table:table-cell>
          <table:table-cell office:value-type="float" office:value="48.6" table:style-name="ce15">
            <text:p>48.6<text:s/></text:p>
          </table:table-cell>
          <table:table-cell office:value-type="float" office:value="49.9" table:style-name="ce15">
            <text:p>49.9<text:s/></text:p>
          </table:table-cell>
          <table:table-cell office:value-type="float" office:value="51.2" table:style-name="ce15">
            <text:p>51.2<text:s/></text:p>
          </table:table-cell>
          <table:table-cell office:value-type="float" office:value="51.8" table:style-name="ce15">
            <text:p>51.8<text:s/></text:p>
          </table:table-cell>
          <table:table-cell office:value-type="float" office:value="53.4" table:style-name="ce15">
            <text:p>53.4<text:s/></text:p>
          </table:table-cell>
          <table:table-cell table:number-columns-repeated="16368"/>
        </table:table-row>
        <table:table-row table:style-name="ro2">
          <table:table-cell office:value-type="float" office:value="0.5" table:style-name="ce16">
            <text:p>0.5</text:p>
          </table:table-cell>
          <table:table-cell office:value-type="float" office:value="6.4" table:style-name="ce15">
            <text:p>6.4<text:s/></text:p>
          </table:table-cell>
          <table:table-cell office:value-type="float" office:value="7.1" table:style-name="ce15">
            <text:p>7.1<text:s/></text:p>
          </table:table-cell>
          <table:table-cell office:value-type="float" office:value="7.4" table:style-name="ce15">
            <text:p>7.4<text:s/></text:p>
          </table:table-cell>
          <table:table-cell office:value-type="float" office:value="7.9" table:style-name="ce15">
            <text:p>7.9<text:s/></text:p>
          </table:table-cell>
          <table:table-cell office:value-type="float" office:value="8.5" table:style-name="ce15">
            <text:p>8.5<text:s/></text:p>
          </table:table-cell>
          <table:table-cell office:value-type="float" office:value="8.9" table:style-name="ce15">
            <text:p>8.9<text:s/></text:p>
          </table:table-cell>
          <table:table-cell office:value-type="float" office:value="9.6999999999999993" table:style-name="ce15">
            <text:p>9.7<text:s/></text:p>
          </table:table-cell>
          <table:table-cell table:style-name="ce15"/>
          <table:table-cell office:value-type="float" office:value="63.6" table:style-name="ce15">
            <text:p>63.6<text:s/></text:p>
          </table:table-cell>
          <table:table-cell office:value-type="float" office:value="65.400000000000006" table:style-name="ce15">
            <text:p>65.4<text:s/></text:p>
          </table:table-cell>
          <table:table-cell office:value-type="float" office:value="66.2" table:style-name="ce15">
            <text:p>66.2<text:s/></text:p>
          </table:table-cell>
          <table:table-cell office:value-type="float" office:value="67.599999999999994" table:style-name="ce15">
            <text:p>67.6<text:s/></text:p>
          </table:table-cell>
          <table:table-cell office:value-type="float" office:value="69.099999999999994" table:style-name="ce15">
            <text:p>69.1<text:s/></text:p>
          </table:table-cell>
          <table:table-cell office:value-type="float" office:value="69.8" table:style-name="ce15">
            <text:p>69.8<text:s/></text:p>
          </table:table-cell>
          <table:table-cell office:value-type="float" office:value="71.599999999999994" table:style-name="ce15">
            <text:p>71.6<text:s/></text:p>
          </table:table-cell>
          <table:table-cell table:number-columns-repeated="16368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7.8" table:style-name="ce15">
            <text:p>7.8<text:s/></text:p>
          </table:table-cell>
          <table:table-cell office:value-type="float" office:value="8.6" table:style-name="ce15">
            <text:p>8.6<text:s/></text:p>
          </table:table-cell>
          <table:table-cell office:value-type="float" office:value="9" table:style-name="ce15">
            <text:p>9.0<text:s/></text:p>
          </table:table-cell>
          <table:table-cell office:value-type="float" office:value="9.6" table:style-name="ce15">
            <text:p>9.6<text:s/></text:p>
          </table:table-cell>
          <table:table-cell office:value-type="float" office:value="10.4" table:style-name="ce15">
            <text:p>10.4<text:s/></text:p>
          </table:table-cell>
          <table:table-cell office:value-type="float" office:value="10.8" table:style-name="ce15">
            <text:p>10.8<text:s/></text:p>
          </table:table-cell>
          <table:table-cell office:value-type="float" office:value="11.8" table:style-name="ce15">
            <text:p>11.8<text:s/></text:p>
          </table:table-cell>
          <table:table-cell table:style-name="ce15"/>
          <table:table-cell office:value-type="float" office:value="71.3" table:style-name="ce15">
            <text:p>71.3<text:s/></text:p>
          </table:table-cell>
          <table:table-cell office:value-type="float" office:value="73.3" table:style-name="ce15">
            <text:p>73.3<text:s/></text:p>
          </table:table-cell>
          <table:table-cell office:value-type="float" office:value="74.099999999999994" table:style-name="ce15">
            <text:p>74.1<text:s/></text:p>
          </table:table-cell>
          <table:table-cell office:value-type="float" office:value="75.7" table:style-name="ce15">
            <text:p>75.7<text:s/></text:p>
          </table:table-cell>
          <table:table-cell office:value-type="float" office:value="77.400000000000006" table:style-name="ce15">
            <text:p>77.4<text:s/></text:p>
          </table:table-cell>
          <table:table-cell office:value-type="float" office:value="78.2" table:style-name="ce15">
            <text:p>78.2<text:s/></text:p>
          </table:table-cell>
          <table:table-cell office:value-type="float" office:value="80.2" table:style-name="ce15">
            <text:p>80.2<text:s/></text:p>
          </table:table-cell>
          <table:table-cell table:number-columns-repeated="16368"/>
        </table:table-row>
        <table:table-row table:style-name="ro2">
          <table:table-cell office:value-type="float" office:value="1.5" table:style-name="ce16">
            <text:p>1.5</text:p>
          </table:table-cell>
          <table:table-cell office:value-type="float" office:value="8.9" table:style-name="ce15">
            <text:p>8.9<text:s/></text:p>
          </table:table-cell>
          <table:table-cell office:value-type="float" office:value="9.6999999999999993" table:style-name="ce15">
            <text:p>9.7<text:s/></text:p>
          </table:table-cell>
          <table:table-cell office:value-type="float" office:value="10.1" table:style-name="ce15">
            <text:p>10.1<text:s/></text:p>
          </table:table-cell>
          <table:table-cell office:value-type="float" office:value="10.9" table:style-name="ce15">
            <text:p>10.9<text:s/></text:p>
          </table:table-cell>
          <table:table-cell office:value-type="float" office:value="11.8" table:style-name="ce15">
            <text:p>11.8<text:s/></text:p>
          </table:table-cell>
          <table:table-cell office:value-type="float" office:value="12.3" table:style-name="ce15">
            <text:p>12.3<text:s/></text:p>
          </table:table-cell>
          <table:table-cell office:value-type="float" office:value="13.5" table:style-name="ce15">
            <text:p>13.5<text:s/></text:p>
          </table:table-cell>
          <table:table-cell table:style-name="ce15"/>
          <table:table-cell office:value-type="float" office:value="77.2" table:style-name="ce15">
            <text:p>77.2<text:s/></text:p>
          </table:table-cell>
          <table:table-cell office:value-type="float" office:value="79.5" table:style-name="ce15">
            <text:p>79.5<text:s/></text:p>
          </table:table-cell>
          <table:table-cell office:value-type="float" office:value="80.400000000000006" table:style-name="ce15">
            <text:p>80.4<text:s/></text:p>
          </table:table-cell>
          <table:table-cell office:value-type="float" office:value="82.3" table:style-name="ce15">
            <text:p>82.3<text:s/></text:p>
          </table:table-cell>
          <table:table-cell office:value-type="float" office:value="84.1" table:style-name="ce15">
            <text:p>84.1<text:s/></text:p>
          </table:table-cell>
          <table:table-cell office:value-type="float" office:value="85.1" table:style-name="ce15">
            <text:p>85.1<text:s/></text:p>
          </table:table-cell>
          <table:table-cell office:value-type="float" office:value="87.3" table:style-name="ce15">
            <text:p>87.3<text:s/></text:p>
          </table:table-cell>
          <table:table-cell table:number-columns-repeated="16368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9.8000000000000007" table:style-name="ce15">
            <text:p>9.8<text:s/></text:p>
          </table:table-cell>
          <table:table-cell office:value-type="float" office:value="10.8" table:style-name="ce15">
            <text:p>10.8<text:s/></text:p>
          </table:table-cell>
          <table:table-cell office:value-type="float" office:value="11.3" table:style-name="ce15">
            <text:p>11.3<text:s/></text:p>
          </table:table-cell>
          <table:table-cell office:value-type="float" office:value="12.2" table:style-name="ce15">
            <text:p>12.2<text:s/></text:p>
          </table:table-cell>
          <table:table-cell office:value-type="float" office:value="13.1" table:style-name="ce15">
            <text:p>13.1<text:s/></text:p>
          </table:table-cell>
          <table:table-cell office:value-type="float" office:value="13.7" table:style-name="ce15">
            <text:p>13.7<text:s/></text:p>
          </table:table-cell>
          <table:table-cell office:value-type="float" office:value="15.1" table:style-name="ce15">
            <text:p>15.1<text:s/></text:p>
          </table:table-cell>
          <table:table-cell table:style-name="ce15"/>
          <table:table-cell office:value-type="float" office:value="82.1" table:style-name="ce15">
            <text:p>82.1<text:s/></text:p>
          </table:table-cell>
          <table:table-cell office:value-type="float" office:value="84.6" table:style-name="ce15">
            <text:p>84.6<text:s/></text:p>
          </table:table-cell>
          <table:table-cell office:value-type="float" office:value="85.8" table:style-name="ce15">
            <text:p>85.8<text:s/></text:p>
          </table:table-cell>
          <table:table-cell office:value-type="float" office:value="87.8" table:style-name="ce15">
            <text:p>87.8<text:s/></text:p>
          </table:table-cell>
          <table:table-cell office:value-type="float" office:value="89.9" table:style-name="ce15">
            <text:p>89.9<text:s/></text:p>
          </table:table-cell>
          <table:table-cell office:value-type="float" office:value="91" table:style-name="ce15">
            <text:p>91.0<text:s/></text:p>
          </table:table-cell>
          <table:table-cell office:value-type="float" office:value="93.6" table:style-name="ce15">
            <text:p>93.6<text:s/></text:p>
          </table:table-cell>
          <table:table-cell table:number-columns-repeated="16368"/>
        </table:table-row>
        <table:table-row table:style-name="ro2">
          <table:table-cell office:value-type="float" office:value="2.5" table:style-name="ce16">
            <text:p>2.5</text:p>
          </table:table-cell>
          <table:table-cell office:value-type="float" office:value="10.7" table:style-name="ce15">
            <text:p>10.7<text:s/></text:p>
          </table:table-cell>
          <table:table-cell office:value-type="float" office:value="11.8" table:style-name="ce15">
            <text:p>11.8<text:s/></text:p>
          </table:table-cell>
          <table:table-cell office:value-type="float" office:value="12.3" table:style-name="ce15">
            <text:p>12.3<text:s/></text:p>
          </table:table-cell>
          <table:table-cell office:value-type="float" office:value="13.3" table:style-name="ce15">
            <text:p>13.3<text:s/></text:p>
          </table:table-cell>
          <table:table-cell office:value-type="float" office:value="14.4" table:style-name="ce15">
            <text:p>14.4<text:s/></text:p>
          </table:table-cell>
          <table:table-cell office:value-type="float" office:value="15" table:style-name="ce15">
            <text:p>15.0<text:s/></text:p>
          </table:table-cell>
          <table:table-cell office:value-type="float" office:value="16.600000000000001" table:style-name="ce15">
            <text:p>16.6<text:s/></text:p>
          </table:table-cell>
          <table:table-cell table:style-name="ce15"/>
          <table:table-cell office:value-type="float" office:value="85.5" table:style-name="ce15">
            <text:p>85.5<text:s/></text:p>
          </table:table-cell>
          <table:table-cell office:value-type="float" office:value="88.4" table:style-name="ce15">
            <text:p>88.4<text:s/></text:p>
          </table:table-cell>
          <table:table-cell office:value-type="float" office:value="89.6" table:style-name="ce15">
            <text:p>89.6<text:s/></text:p>
          </table:table-cell>
          <table:table-cell office:value-type="float" office:value="91.9" table:style-name="ce15">
            <text:p>91.9<text:s/></text:p>
          </table:table-cell>
          <table:table-cell office:value-type="float" office:value="94.2" table:style-name="ce15">
            <text:p>94.2<text:s/></text:p>
          </table:table-cell>
          <table:table-cell office:value-type="float" office:value="95.5" table:style-name="ce15">
            <text:p>95.5<text:s/></text:p>
          </table:table-cell>
          <table:table-cell office:value-type="float" office:value="98.3" table:style-name="ce15">
            <text:p>98.3<text:s/></text:p>
          </table:table-cell>
          <table:table-cell table:number-columns-repeated="16368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11.4" table:style-name="ce15">
            <text:p>11.4<text:s/></text:p>
          </table:table-cell>
          <table:table-cell office:value-type="float" office:value="12.7" table:style-name="ce15">
            <text:p>12.7<text:s/></text:p>
          </table:table-cell>
          <table:table-cell office:value-type="float" office:value="13.2" table:style-name="ce15">
            <text:p>13.2<text:s/></text:p>
          </table:table-cell>
          <table:table-cell office:value-type="float" office:value="14.3" table:style-name="ce15">
            <text:p>14.3<text:s/></text:p>
          </table:table-cell>
          <table:table-cell office:value-type="float" office:value="15.6" table:style-name="ce15">
            <text:p>15.6<text:s/></text:p>
          </table:table-cell>
          <table:table-cell office:value-type="float" office:value="16.3" table:style-name="ce15">
            <text:p>16.3<text:s/></text:p>
          </table:table-cell>
          <table:table-cell office:value-type="float" office:value="18" table:style-name="ce15">
            <text:p>18.0<text:s/></text:p>
          </table:table-cell>
          <table:table-cell table:style-name="ce15"/>
          <table:table-cell office:value-type="float" office:value="89.1" table:style-name="ce15">
            <text:p>89.1<text:s/></text:p>
          </table:table-cell>
          <table:table-cell office:value-type="float" office:value="92.2" table:style-name="ce15">
            <text:p>92.2<text:s/></text:p>
          </table:table-cell>
          <table:table-cell office:value-type="float" office:value="93.6" table:style-name="ce15">
            <text:p>93.6<text:s/></text:p>
          </table:table-cell>
          <table:table-cell office:value-type="float" office:value="96.1" table:style-name="ce15">
            <text:p>96.1<text:s/></text:p>
          </table:table-cell>
          <table:table-cell office:value-type="float" office:value="98.6" table:style-name="ce15">
            <text:p>98.6<text:s/></text:p>
          </table:table-cell>
          <table:table-cell office:value-type="float" office:value="99.9" table:style-name="ce15">
            <text:p>99.9<text:s/></text:p>
          </table:table-cell>
          <table:table-cell office:value-type="float" office:value="103.1" table:style-name="ce15">
            <text:p>103.1<text:s/></text:p>
          </table:table-cell>
          <table:table-cell table:number-columns-repeated="16368"/>
        </table:table-row>
        <table:table-row table:style-name="ro2">
          <table:table-cell office:value-type="float" office:value="3.5" table:style-name="ce16">
            <text:p>3.5</text:p>
          </table:table-cell>
          <table:table-cell office:value-type="float" office:value="12.2" table:style-name="ce15">
            <text:p>12.2<text:s/></text:p>
          </table:table-cell>
          <table:table-cell office:value-type="float" office:value="13.5" table:style-name="ce15">
            <text:p>13.5<text:s/></text:p>
          </table:table-cell>
          <table:table-cell office:value-type="float" office:value="14.1" table:style-name="ce15">
            <text:p>14.1<text:s/></text:p>
          </table:table-cell>
          <table:table-cell office:value-type="float" office:value="15.3" table:style-name="ce15">
            <text:p>15.3<text:s/></text:p>
          </table:table-cell>
          <table:table-cell office:value-type="float" office:value="16.7" table:style-name="ce15">
            <text:p>16.7<text:s/></text:p>
          </table:table-cell>
          <table:table-cell office:value-type="float" office:value="17.5" table:style-name="ce15">
            <text:p>17.5<text:s/></text:p>
          </table:table-cell>
          <table:table-cell office:value-type="float" office:value="19.399999999999999" table:style-name="ce15">
            <text:p>19.4<text:s/></text:p>
          </table:table-cell>
          <table:table-cell table:style-name="ce15"/>
          <table:table-cell office:value-type="float" office:value="92.4" table:style-name="ce15">
            <text:p>92.4<text:s/></text:p>
          </table:table-cell>
          <table:table-cell office:value-type="float" office:value="95.7" table:style-name="ce15">
            <text:p>95.7<text:s/></text:p>
          </table:table-cell>
          <table:table-cell office:value-type="float" office:value="97.2" table:style-name="ce15">
            <text:p>97.2<text:s/></text:p>
          </table:table-cell>
          <table:table-cell office:value-type="float" office:value="99.9" table:style-name="ce15">
            <text:p>99.9<text:s/></text:p>
          </table:table-cell>
          <table:table-cell office:value-type="float" office:value="102.5" table:style-name="ce15">
            <text:p>102.5<text:s/></text:p>
          </table:table-cell>
          <table:table-cell office:value-type="float" office:value="104" table:style-name="ce15">
            <text:p>104.0<text:s/></text:p>
          </table:table-cell>
          <table:table-cell office:value-type="float" office:value="107.3" table:style-name="ce15">
            <text:p>107.3<text:s/></text:p>
          </table:table-cell>
          <table:table-cell table:number-columns-repeated="16368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12.9" table:style-name="ce15">
            <text:p>12.9<text:s/></text:p>
          </table:table-cell>
          <table:table-cell office:value-type="float" office:value="14.3" table:style-name="ce15">
            <text:p>14.3<text:s/></text:p>
          </table:table-cell>
          <table:table-cell office:value-type="float" office:value="15" table:style-name="ce15">
            <text:p>15.0<text:s/></text:p>
          </table:table-cell>
          <table:table-cell office:value-type="float" office:value="16.3" table:style-name="ce15">
            <text:p>16.3<text:s/></text:p>
          </table:table-cell>
          <table:table-cell office:value-type="float" office:value="17.8" table:style-name="ce15">
            <text:p>17.8<text:s/></text:p>
          </table:table-cell>
          <table:table-cell office:value-type="float" office:value="18.7" table:style-name="ce15">
            <text:p>18.7<text:s/></text:p>
          </table:table-cell>
          <table:table-cell office:value-type="float" office:value="20.9" table:style-name="ce15">
            <text:p>20.9<text:s/></text:p>
          </table:table-cell>
          <table:table-cell table:style-name="ce15"/>
          <table:table-cell office:value-type="float" office:value="95.4" table:style-name="ce15">
            <text:p>95.4<text:s/></text:p>
          </table:table-cell>
          <table:table-cell office:value-type="float" office:value="99" table:style-name="ce15">
            <text:p>99.0<text:s/></text:p>
          </table:table-cell>
          <table:table-cell office:value-type="float" office:value="100.5" table:style-name="ce15">
            <text:p>100.5<text:s/></text:p>
          </table:table-cell>
          <table:table-cell office:value-type="float" office:value="103.5" table:style-name="ce15">
            <text:p>103.5<text:s/></text:p>
          </table:table-cell>
          <table:table-cell office:value-type="float" office:value="106.2" table:style-name="ce15">
            <text:p>106.2<text:s/></text:p>
          </table:table-cell>
          <table:table-cell office:value-type="float" office:value="107.7" table:style-name="ce15">
            <text:p>107.7<text:s/></text:p>
          </table:table-cell>
          <table:table-cell office:value-type="float" office:value="111.2" table:style-name="ce15">
            <text:p>111.2<text:s/></text:p>
          </table:table-cell>
          <table:table-cell table:number-columns-repeated="16368"/>
        </table:table-row>
        <table:table-row table:style-name="ro2">
          <table:table-cell office:value-type="float" office:value="4.5" table:style-name="ce16">
            <text:p>4.5</text:p>
          </table:table-cell>
          <table:table-cell office:value-type="float" office:value="13.6" table:style-name="ce15">
            <text:p>13.6<text:s/></text:p>
          </table:table-cell>
          <table:table-cell office:value-type="float" office:value="15.2" table:style-name="ce15">
            <text:p>15.2<text:s/></text:p>
          </table:table-cell>
          <table:table-cell office:value-type="float" office:value="15.9" table:style-name="ce15">
            <text:p>15.9<text:s/></text:p>
          </table:table-cell>
          <table:table-cell office:value-type="float" office:value="17.3" table:style-name="ce15">
            <text:p>17.3<text:s/></text:p>
          </table:table-cell>
          <table:table-cell office:value-type="float" office:value="19" table:style-name="ce15">
            <text:p>19.0<text:s/></text:p>
          </table:table-cell>
          <table:table-cell office:value-type="float" office:value="19.899999999999999" table:style-name="ce15">
            <text:p>19.9<text:s/></text:p>
          </table:table-cell>
          <table:table-cell office:value-type="float" office:value="22.3" table:style-name="ce15">
            <text:p>22.3<text:s/></text:p>
          </table:table-cell>
          <table:table-cell table:style-name="ce15"/>
          <table:table-cell office:value-type="float" office:value="98.4" table:style-name="ce15">
            <text:p>98.4<text:s/></text:p>
          </table:table-cell>
          <table:table-cell office:value-type="float" office:value="102.1" table:style-name="ce15">
            <text:p>102.1<text:s/></text:p>
          </table:table-cell>
          <table:table-cell office:value-type="float" office:value="103.7" table:style-name="ce15">
            <text:p>103.7<text:s/></text:p>
          </table:table-cell>
          <table:table-cell office:value-type="float" office:value="106.7" table:style-name="ce15">
            <text:p>106.7<text:s/></text:p>
          </table:table-cell>
          <table:table-cell office:value-type="float" office:value="109.6" table:style-name="ce15">
            <text:p>109.6<text:s/></text:p>
          </table:table-cell>
          <table:table-cell office:value-type="float" office:value="111.2" table:style-name="ce15">
            <text:p>111.2<text:s/></text:p>
          </table:table-cell>
          <table:table-cell office:value-type="float" office:value="115" table:style-name="ce15">
            <text:p>115.0<text:s/></text:p>
          </table:table-cell>
          <table:table-cell table:number-columns-repeated="16368"/>
        </table:table-row>
        <table:table-row table:style-name="ro4">
          <table:table-cell office:value-type="float" office:value="5" table:style-name="ce16">
            <text:p>5</text:p>
          </table:table-cell>
          <table:table-cell office:value-type="float" office:value="14.3" table:style-name="ce15">
            <text:p>14.3<text:s/></text:p>
          </table:table-cell>
          <table:table-cell office:value-type="float" office:value="16" table:style-name="ce15">
            <text:p>16.0<text:s/></text:p>
          </table:table-cell>
          <table:table-cell office:value-type="float" office:value="16.7" table:style-name="ce15">
            <text:p>16.7<text:s/></text:p>
          </table:table-cell>
          <table:table-cell office:value-type="float" office:value="18.3" table:style-name="ce15">
            <text:p>18.3<text:s/></text:p>
          </table:table-cell>
          <table:table-cell office:value-type="float" office:value="20.100000000000001" table:style-name="ce15">
            <text:p>20.1<text:s/></text:p>
          </table:table-cell>
          <table:table-cell office:value-type="float" office:value="21.1" table:style-name="ce15">
            <text:p>21.1<text:s/></text:p>
          </table:table-cell>
          <table:table-cell office:value-type="float" office:value="23.8" table:style-name="ce15">
            <text:p>23.8<text:s/></text:p>
          </table:table-cell>
          <table:table-cell table:style-name="ce15"/>
          <table:table-cell office:value-type="float" office:value="101.2" table:style-name="ce15">
            <text:p>101.2<text:s/></text:p>
          </table:table-cell>
          <table:table-cell office:value-type="float" office:value="105.2" table:style-name="ce15">
            <text:p>105.2<text:s/></text:p>
          </table:table-cell>
          <table:table-cell office:value-type="float" office:value="106.8" table:style-name="ce15">
            <text:p>106.8<text:s/></text:p>
          </table:table-cell>
          <table:table-cell office:value-type="float" office:value="110" table:style-name="ce15">
            <text:p>110.0<text:s/></text:p>
          </table:table-cell>
          <table:table-cell office:value-type="float" office:value="113.1" table:style-name="ce15">
            <text:p>113.1<text:s/></text:p>
          </table:table-cell>
          <table:table-cell office:value-type="float" office:value="114.8" table:style-name="ce15">
            <text:p>114.8<text:s/></text:p>
          </table:table-cell>
          <table:table-cell office:value-type="float" office:value="118.7" table:style-name="ce15">
            <text:p>118.7<text:s/></text:p>
          </table:table-cell>
          <table:table-cell table:number-columns-repeated="16368"/>
        </table:table-row>
        <table:table-row table:style-name="ro2">
          <table:table-cell office:value-type="float" office:value="5.5" table:style-name="ce16">
            <text:p>5.5</text:p>
          </table:table-cell>
          <table:table-cell office:value-type="float" office:value="15.3" table:style-name="ce15">
            <text:p>15.3<text:s/></text:p>
          </table:table-cell>
          <table:table-cell office:value-type="float" office:value="17.100000000000001" table:style-name="ce15">
            <text:p>17.1<text:s/></text:p>
          </table:table-cell>
          <table:table-cell office:value-type="float" office:value="17.899999999999999" table:style-name="ce15">
            <text:p>17.9<text:s/></text:p>
          </table:table-cell>
          <table:table-cell office:value-type="float" office:value="19.600000000000001" table:style-name="ce15">
            <text:p>19.6<text:s/></text:p>
          </table:table-cell>
          <table:table-cell office:value-type="float" office:value="21.6" table:style-name="ce15">
            <text:p>21.6<text:s/></text:p>
          </table:table-cell>
          <table:table-cell office:value-type="float" office:value="22.9" table:style-name="ce15">
            <text:p>22.9<text:s/></text:p>
          </table:table-cell>
          <table:table-cell office:value-type="float" office:value="26.5" table:style-name="ce15">
            <text:p>26.5<text:s/></text:p>
          </table:table-cell>
          <table:table-cell table:style-name="ce15"/>
          <table:table-cell office:value-type="float" office:value="103.9" table:style-name="ce15">
            <text:p>103.9<text:s/></text:p>
          </table:table-cell>
          <table:table-cell office:value-type="float" office:value="107.9" table:style-name="ce15">
            <text:p>107.9<text:s/></text:p>
          </table:table-cell>
          <table:table-cell office:value-type="float" office:value="109.5" table:style-name="ce15">
            <text:p>109.5<text:s/></text:p>
          </table:table-cell>
          <table:table-cell office:value-type="float" office:value="112.8" table:style-name="ce15">
            <text:p>112.8<text:s/></text:p>
          </table:table-cell>
          <table:table-cell office:value-type="float" office:value="116" table:style-name="ce15">
            <text:p>116.0<text:s/></text:p>
          </table:table-cell>
          <table:table-cell office:value-type="float" office:value="117.7" table:style-name="ce15">
            <text:p>117.7<text:s/></text:p>
          </table:table-cell>
          <table:table-cell office:value-type="float" office:value="121.8" table:style-name="ce15">
            <text:p>121.8<text:s/></text:p>
          </table:table-cell>
          <table:table-cell table:number-columns-repeated="16368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16.3" table:style-name="ce15">
            <text:p>16.3<text:s/></text:p>
          </table:table-cell>
          <table:table-cell office:value-type="float" office:value="18.2" table:style-name="ce15">
            <text:p>18.2<text:s/></text:p>
          </table:table-cell>
          <table:table-cell office:value-type="float" office:value="19" table:style-name="ce15">
            <text:p>19.0<text:s/></text:p>
          </table:table-cell>
          <table:table-cell office:value-type="float" office:value="20.9" table:style-name="ce15">
            <text:p>20.9<text:s/></text:p>
          </table:table-cell>
          <table:table-cell office:value-type="float" office:value="23.2" table:style-name="ce15">
            <text:p>23.2<text:s/></text:p>
          </table:table-cell>
          <table:table-cell office:value-type="float" office:value="24.7" table:style-name="ce15">
            <text:p>24.7<text:s/></text:p>
          </table:table-cell>
          <table:table-cell office:value-type="float" office:value="29.2" table:style-name="ce15">
            <text:p>29.2<text:s/></text:p>
          </table:table-cell>
          <table:table-cell table:style-name="ce15"/>
          <table:table-cell office:value-type="float" office:value="106.5" table:style-name="ce15">
            <text:p>106.5<text:s/></text:p>
          </table:table-cell>
          <table:table-cell office:value-type="float" office:value="110.5" table:style-name="ce15">
            <text:p>110.5<text:s/></text:p>
          </table:table-cell>
          <table:table-cell office:value-type="float" office:value="112.3" table:style-name="ce15">
            <text:p>112.3<text:s/></text:p>
          </table:table-cell>
          <table:table-cell office:value-type="float" office:value="115.6" table:style-name="ce15">
            <text:p>115.6<text:s/></text:p>
          </table:table-cell>
          <table:table-cell office:value-type="float" office:value="118.9" table:style-name="ce15">
            <text:p>118.9<text:s/></text:p>
          </table:table-cell>
          <table:table-cell office:value-type="float" office:value="120.6" table:style-name="ce15">
            <text:p>120.6<text:s/></text:p>
          </table:table-cell>
          <table:table-cell office:value-type="float" office:value="124.9" table:style-name="ce15">
            <text:p>124.9<text:s/></text:p>
          </table:table-cell>
          <table:table-cell table:number-columns-repeated="16368"/>
        </table:table-row>
        <table:table-row table:style-name="ro2">
          <table:table-cell office:value-type="float" office:value="6.5" table:style-name="ce16">
            <text:p>6.5</text:p>
          </table:table-cell>
          <table:table-cell office:value-type="float" office:value="17.399999999999999" table:style-name="ce15">
            <text:p>17.4<text:s/></text:p>
          </table:table-cell>
          <table:table-cell office:value-type="float" office:value="19.3" table:style-name="ce15">
            <text:p>19.3<text:s/></text:p>
          </table:table-cell>
          <table:table-cell office:value-type="float" office:value="20.2" table:style-name="ce15">
            <text:p>20.2<text:s/></text:p>
          </table:table-cell>
          <table:table-cell office:value-type="float" office:value="22.3" table:style-name="ce15">
            <text:p>22.3<text:s/></text:p>
          </table:table-cell>
          <table:table-cell office:value-type="float" office:value="24.7" table:style-name="ce15">
            <text:p>24.7<text:s/></text:p>
          </table:table-cell>
          <table:table-cell office:value-type="float" office:value="26.4" table:style-name="ce15">
            <text:p>26.4<text:s/></text:p>
          </table:table-cell>
          <table:table-cell office:value-type="float" office:value="32" table:style-name="ce15">
            <text:p>32.0<text:s/></text:p>
          </table:table-cell>
          <table:table-cell table:style-name="ce15"/>
          <table:table-cell office:value-type="float" office:value="109.2" table:style-name="ce15">
            <text:p>109.2<text:s/></text:p>
          </table:table-cell>
          <table:table-cell office:value-type="float" office:value="113.2" table:style-name="ce15">
            <text:p>113.2<text:s/></text:p>
          </table:table-cell>
          <table:table-cell office:value-type="float" office:value="115" table:style-name="ce15">
            <text:p>115.0<text:s/></text:p>
          </table:table-cell>
          <table:table-cell office:value-type="float" office:value="118.4" table:style-name="ce15">
            <text:p>118.4<text:s/></text:p>
          </table:table-cell>
          <table:table-cell office:value-type="float" office:value="121.7" table:style-name="ce15">
            <text:p>121.7<text:s/></text:p>
          </table:table-cell>
          <table:table-cell office:value-type="float" office:value="123.6" table:style-name="ce15">
            <text:p>123.6<text:s/></text:p>
          </table:table-cell>
          <table:table-cell office:value-type="float" office:value="128.1" table:style-name="ce15">
            <text:p>128.1<text:s/></text:p>
          </table:table-cell>
          <table:table-cell table:number-columns-repeated="16368"/>
        </table:table-row>
        <table:table-row table:style-name="ro5">
          <table:table-cell office:value-type="float" office:value="7" table:style-name="ce16">
            <text:p>7</text:p>
          </table:table-cell>
          <table:table-cell office:value-type="float" office:value="18.399999999999999" table:style-name="ce15">
            <text:p>18.4<text:s/></text:p>
          </table:table-cell>
          <table:table-cell office:value-type="float" office:value="20.399999999999999" table:style-name="ce15">
            <text:p>20.4<text:s/></text:p>
          </table:table-cell>
          <table:table-cell office:value-type="float" office:value="21.3" table:style-name="ce15">
            <text:p>21.3<text:s/></text:p>
          </table:table-cell>
          <table:table-cell office:value-type="float" office:value="23.6" table:style-name="ce15">
            <text:p>23.6<text:s/></text:p>
          </table:table-cell>
          <table:table-cell office:value-type="float" office:value="26.3" table:style-name="ce15">
            <text:p>26.3<text:s/></text:p>
          </table:table-cell>
          <table:table-cell office:value-type="float" office:value="28.2" table:style-name="ce15">
            <text:p>28.2<text:s/></text:p>
          </table:table-cell>
          <table:table-cell office:value-type="float" office:value="34.700000000000003" table:style-name="ce15">
            <text:p>34.7<text:s/></text:p>
          </table:table-cell>
          <table:table-cell table:style-name="ce15"/>
          <table:table-cell office:value-type="float" office:value="111.8" table:style-name="ce15">
            <text:p>111.8<text:s/></text:p>
          </table:table-cell>
          <table:table-cell office:value-type="float" office:value="115.8" table:style-name="ce15">
            <text:p>115.8<text:s/></text:p>
          </table:table-cell>
          <table:table-cell office:value-type="float" office:value="117.8" table:style-name="ce15">
            <text:p>117.8<text:s/></text:p>
          </table:table-cell>
          <table:table-cell office:value-type="float" office:value="121.2" table:style-name="ce15">
            <text:p>121.2<text:s/></text:p>
          </table:table-cell>
          <table:table-cell office:value-type="float" office:value="124.6" table:style-name="ce15">
            <text:p>124.6<text:s/></text:p>
          </table:table-cell>
          <table:table-cell office:value-type="float" office:value="126.5" table:style-name="ce15">
            <text:p>126.5<text:s/></text:p>
          </table:table-cell>
          <table:table-cell office:value-type="float" office:value="131.19999999999999" table:style-name="ce15">
            <text:p>131.2<text:s/></text:p>
          </table:table-cell>
          <table:table-cell table:number-columns-repeated="16368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20.3" table:style-name="ce15">
            <text:p>20.3<text:s/></text:p>
          </table:table-cell>
          <table:table-cell office:value-type="float" office:value="22.7" table:style-name="ce15">
            <text:p>22.7<text:s/></text:p>
          </table:table-cell>
          <table:table-cell office:value-type="float" office:value="23.8" table:style-name="ce15">
            <text:p>23.8<text:s/></text:p>
          </table:table-cell>
          <table:table-cell office:value-type="float" office:value="26.3" table:style-name="ce15">
            <text:p>26.3<text:s/></text:p>
          </table:table-cell>
          <table:table-cell office:value-type="float" office:value="29.6" table:style-name="ce15">
            <text:p>29.6<text:s/></text:p>
          </table:table-cell>
          <table:table-cell office:value-type="float" office:value="32.200000000000003" table:style-name="ce15">
            <text:p>32.2<text:s/></text:p>
          </table:table-cell>
          <table:table-cell office:value-type="float" office:value="40.200000000000003" table:style-name="ce15">
            <text:p>40.2<text:s/></text:p>
          </table:table-cell>
          <table:table-cell table:style-name="ce15"/>
          <table:table-cell office:value-type="float" office:value="117" table:style-name="ce15">
            <text:p>117.0<text:s/></text:p>
          </table:table-cell>
          <table:table-cell office:value-type="float" office:value="121.3" table:style-name="ce15">
            <text:p>121.3<text:s/></text:p>
          </table:table-cell>
          <table:table-cell office:value-type="float" office:value="123.3" table:style-name="ce15">
            <text:p>123.3<text:s/></text:p>
          </table:table-cell>
          <table:table-cell office:value-type="float" office:value="126.8" table:style-name="ce15">
            <text:p>126.8<text:s/></text:p>
          </table:table-cell>
          <table:table-cell office:value-type="float" office:value="130.30000000000001" table:style-name="ce15">
            <text:p>130.3<text:s/></text:p>
          </table:table-cell>
          <table:table-cell office:value-type="float" office:value="132.19999999999999" table:style-name="ce15">
            <text:p>132.2<text:s/></text:p>
          </table:table-cell>
          <table:table-cell office:value-type="float" office:value="137.19999999999999" table:style-name="ce15">
            <text:p>137.2<text:s/></text:p>
          </table:table-cell>
          <table:table-cell table:number-columns-repeated="16368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22.1" table:style-name="ce15">
            <text:p>22.1<text:s/></text:p>
          </table:table-cell>
          <table:table-cell office:value-type="float" office:value="24.8" table:style-name="ce15">
            <text:p>24.8<text:s/></text:p>
          </table:table-cell>
          <table:table-cell office:value-type="float" office:value="26" table:style-name="ce15">
            <text:p>26.0<text:s/></text:p>
          </table:table-cell>
          <table:table-cell office:value-type="float" office:value="28.8" table:style-name="ce15">
            <text:p>28.8<text:s/></text:p>
          </table:table-cell>
          <table:table-cell office:value-type="float" office:value="32.700000000000003" table:style-name="ce15">
            <text:p>32.7<text:s/></text:p>
          </table:table-cell>
          <table:table-cell office:value-type="float" office:value="35.700000000000003" table:style-name="ce15">
            <text:p>35.7<text:s/></text:p>
          </table:table-cell>
          <table:table-cell office:value-type="float" office:value="44.3" table:style-name="ce15">
            <text:p>44.3<text:s/></text:p>
          </table:table-cell>
          <table:table-cell table:style-name="ce15"/>
          <table:table-cell office:value-type="float" office:value="121.8" table:style-name="ce15">
            <text:p>121.8<text:s/></text:p>
          </table:table-cell>
          <table:table-cell office:value-type="float" office:value="126" table:style-name="ce15">
            <text:p>126.0<text:s/></text:p>
          </table:table-cell>
          <table:table-cell office:value-type="float" office:value="128" table:style-name="ce15">
            <text:p>128.0<text:s/></text:p>
          </table:table-cell>
          <table:table-cell office:value-type="float" office:value="131.80000000000001" table:style-name="ce15">
            <text:p>131.8<text:s/></text:p>
          </table:table-cell>
          <table:table-cell office:value-type="float" office:value="135.5" table:style-name="ce15">
            <text:p>135.5<text:s/></text:p>
          </table:table-cell>
          <table:table-cell office:value-type="float" office:value="137.5" table:style-name="ce15">
            <text:p>137.5<text:s/></text:p>
          </table:table-cell>
          <table:table-cell office:value-type="float" office:value="142.5" table:style-name="ce15">
            <text:p>142.5<text:s/></text:p>
          </table:table-cell>
          <table:table-cell table:number-columns-repeated="16368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24" table:style-name="ce15">
            <text:p>24.0<text:s/></text:p>
          </table:table-cell>
          <table:table-cell office:value-type="float" office:value="26.9" table:style-name="ce15">
            <text:p>26.9<text:s/></text:p>
          </table:table-cell>
          <table:table-cell office:value-type="float" office:value="28.4" table:style-name="ce15">
            <text:p>28.4<text:s/></text:p>
          </table:table-cell>
          <table:table-cell office:value-type="float" office:value="31.5" table:style-name="ce15">
            <text:p>31.5<text:s/></text:p>
          </table:table-cell>
          <table:table-cell office:value-type="float" office:value="36" table:style-name="ce15">
            <text:p>36.0<text:s/></text:p>
          </table:table-cell>
          <table:table-cell office:value-type="float" office:value="39.4" table:style-name="ce15">
            <text:p>39.4<text:s/></text:p>
          </table:table-cell>
          <table:table-cell office:value-type="float" office:value="48.6" table:style-name="ce15">
            <text:p>48.6<text:s/></text:p>
          </table:table-cell>
          <table:table-cell table:style-name="ce15"/>
          <table:table-cell office:value-type="float" office:value="126" table:style-name="ce15">
            <text:p>126.0<text:s/></text:p>
          </table:table-cell>
          <table:table-cell office:value-type="float" office:value="130.5" table:style-name="ce15">
            <text:p>130.5<text:s/></text:p>
          </table:table-cell>
          <table:table-cell office:value-type="float" office:value="132.5" table:style-name="ce15">
            <text:p>132.5<text:s/></text:p>
          </table:table-cell>
          <table:table-cell office:value-type="float" office:value="136.5" table:style-name="ce15">
            <text:p>136.5<text:s/></text:p>
          </table:table-cell>
          <table:table-cell office:value-type="float" office:value="140.5" table:style-name="ce15">
            <text:p>140.5<text:s/></text:p>
          </table:table-cell>
          <table:table-cell office:value-type="float" office:value="142.80000000000001" table:style-name="ce15">
            <text:p>142.8<text:s/></text:p>
          </table:table-cell>
          <table:table-cell office:value-type="float" office:value="148.30000000000001" table:style-name="ce15">
            <text:p>148.3<text:s/></text:p>
          </table:table-cell>
          <table:table-cell table:number-columns-repeated="16368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26.3" table:style-name="ce15">
            <text:p>26.3<text:s/></text:p>
          </table:table-cell>
          <table:table-cell office:value-type="float" office:value="29.6" table:style-name="ce15">
            <text:p>29.6<text:s/></text:p>
          </table:table-cell>
          <table:table-cell office:value-type="float" office:value="31.4" table:style-name="ce15">
            <text:p>31.4<text:s/></text:p>
          </table:table-cell>
          <table:table-cell office:value-type="float" office:value="35.299999999999997" table:style-name="ce15">
            <text:p>35.3<text:s/></text:p>
          </table:table-cell>
          <table:table-cell office:value-type="float" office:value="40.799999999999997" table:style-name="ce15">
            <text:p>40.8<text:s/></text:p>
          </table:table-cell>
          <table:table-cell office:value-type="float" office:value="44.7" table:style-name="ce15">
            <text:p>44.7<text:s/></text:p>
          </table:table-cell>
          <table:table-cell office:value-type="float" office:value="54.8" table:style-name="ce15">
            <text:p>54.8<text:s/></text:p>
          </table:table-cell>
          <table:table-cell table:style-name="ce15"/>
          <table:table-cell office:value-type="float" office:value="130.5" table:style-name="ce15">
            <text:p>130.5<text:s/></text:p>
          </table:table-cell>
          <table:table-cell office:value-type="float" office:value="135.6" table:style-name="ce15">
            <text:p>135.6<text:s/></text:p>
          </table:table-cell>
          <table:table-cell office:value-type="float" office:value="137.80000000000001" table:style-name="ce15">
            <text:p>137.8<text:s/></text:p>
          </table:table-cell>
          <table:table-cell office:value-type="float" office:value="142" table:style-name="ce15">
            <text:p>142.0<text:s/></text:p>
          </table:table-cell>
          <table:table-cell office:value-type="float" office:value="146.69999999999999" table:style-name="ce15">
            <text:p>146.7<text:s/></text:p>
          </table:table-cell>
          <table:table-cell office:value-type="float" office:value="149.4" table:style-name="ce15">
            <text:p>149.4<text:s/></text:p>
          </table:table-cell>
          <table:table-cell office:value-type="float" office:value="156.1" table:style-name="ce15">
            <text:p>156.1<text:s/></text:p>
          </table:table-cell>
          <table:table-cell table:number-columns-repeated="16368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29.3" table:style-name="ce15">
            <text:p>29.3<text:s/></text:p>
          </table:table-cell>
          <table:table-cell office:value-type="float" office:value="33.1" table:style-name="ce15">
            <text:p>33.1<text:s/></text:p>
          </table:table-cell>
          <table:table-cell office:value-type="float" office:value="35.200000000000003" table:style-name="ce15">
            <text:p>35.2<text:s/></text:p>
          </table:table-cell>
          <table:table-cell office:value-type="float" office:value="40.299999999999997" table:style-name="ce15">
            <text:p>40.3<text:s/></text:p>
          </table:table-cell>
          <table:table-cell office:value-type="float" office:value="46.5" table:style-name="ce15">
            <text:p>46.5<text:s/></text:p>
          </table:table-cell>
          <table:table-cell office:value-type="float" office:value="50.4" table:style-name="ce15">
            <text:p>50.4<text:s/></text:p>
          </table:table-cell>
          <table:table-cell office:value-type="float" office:value="61.5" table:style-name="ce15">
            <text:p>61.5<text:s/></text:p>
          </table:table-cell>
          <table:table-cell table:style-name="ce15"/>
          <table:table-cell office:value-type="float" office:value="135.6" table:style-name="ce15">
            <text:p>135.6<text:s/></text:p>
          </table:table-cell>
          <table:table-cell office:value-type="float" office:value="141.1" table:style-name="ce15">
            <text:p>141.1<text:s/></text:p>
          </table:table-cell>
          <table:table-cell office:value-type="float" office:value="143.80000000000001" table:style-name="ce15">
            <text:p>143.8<text:s/></text:p>
          </table:table-cell>
          <table:table-cell office:value-type="float" office:value="148.80000000000001" table:style-name="ce15">
            <text:p>148.8<text:s/></text:p>
          </table:table-cell>
          <table:table-cell office:value-type="float" office:value="154.19999999999999" table:style-name="ce15">
            <text:p>154.2<text:s/></text:p>
          </table:table-cell>
          <table:table-cell office:value-type="float" office:value="157.1" table:style-name="ce15">
            <text:p>157.1<text:s/></text:p>
          </table:table-cell>
          <table:table-cell office:value-type="float" office:value="164.4" table:style-name="ce15">
            <text:p>164.4<text:s/></text:p>
          </table:table-cell>
          <table:table-cell table:number-columns-repeated="16368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32.799999999999997" table:style-name="ce15">
            <text:p>32.8<text:s/></text:p>
          </table:table-cell>
          <table:table-cell office:value-type="float" office:value="38" table:style-name="ce15">
            <text:p>38.0<text:s/></text:p>
          </table:table-cell>
          <table:table-cell office:value-type="float" office:value="40.700000000000003" table:style-name="ce15">
            <text:p>40.7<text:s/></text:p>
          </table:table-cell>
          <table:table-cell office:value-type="float" office:value="46.5" table:style-name="ce15">
            <text:p>46.5<text:s/></text:p>
          </table:table-cell>
          <table:table-cell office:value-type="float" office:value="53" table:style-name="ce15">
            <text:p>53.0<text:s/></text:p>
          </table:table-cell>
          <table:table-cell office:value-type="float" office:value="56.8" table:style-name="ce15">
            <text:p>56.8<text:s/></text:p>
          </table:table-cell>
          <table:table-cell office:value-type="float" office:value="68.5" table:style-name="ce15">
            <text:p>68.5<text:s/></text:p>
          </table:table-cell>
          <table:table-cell table:style-name="ce15"/>
          <table:table-cell office:value-type="float" office:value="141.9" table:style-name="ce15">
            <text:p>141.9<text:s/></text:p>
          </table:table-cell>
          <table:table-cell office:value-type="float" office:value="148.5" table:style-name="ce15">
            <text:p>148.5<text:s/></text:p>
          </table:table-cell>
          <table:table-cell office:value-type="float" office:value="151.5" table:style-name="ce15">
            <text:p>151.5<text:s/></text:p>
          </table:table-cell>
          <table:table-cell office:value-type="float" office:value="156.9" table:style-name="ce15">
            <text:p>156.9<text:s/></text:p>
          </table:table-cell>
          <table:table-cell office:value-type="float" office:value="162" table:style-name="ce15">
            <text:p>162.0<text:s/></text:p>
          </table:table-cell>
          <table:table-cell office:value-type="float" office:value="164.9" table:style-name="ce15">
            <text:p>164.9<text:s/></text:p>
          </table:table-cell>
          <table:table-cell office:value-type="float" office:value="171" table:style-name="ce15">
            <text:p>171.0<text:s/></text:p>
          </table:table-cell>
          <table:table-cell table:number-columns-repeated="16368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38" table:style-name="ce15">
            <text:p>38.0<text:s/></text:p>
          </table:table-cell>
          <table:table-cell office:value-type="float" office:value="44" table:style-name="ce15">
            <text:p>44.0<text:s/></text:p>
          </table:table-cell>
          <table:table-cell office:value-type="float" office:value="46.8" table:style-name="ce15">
            <text:p>46.8<text:s/></text:p>
          </table:table-cell>
          <table:table-cell office:value-type="float" office:value="52.5" table:style-name="ce15">
            <text:p>52.5<text:s/></text:p>
          </table:table-cell>
          <table:table-cell office:value-type="float" office:value="58.7" table:style-name="ce15">
            <text:p>58.7<text:s/></text:p>
          </table:table-cell>
          <table:table-cell office:value-type="float" office:value="62.7" table:style-name="ce15">
            <text:p>62.7<text:s/></text:p>
          </table:table-cell>
          <table:table-cell office:value-type="float" office:value="74.3" table:style-name="ce15">
            <text:p>74.3<text:s/></text:p>
          </table:table-cell>
          <table:table-cell table:style-name="ce15"/>
          <table:table-cell office:value-type="float" office:value="149.30000000000001" table:style-name="ce15">
            <text:p>149.3<text:s/></text:p>
          </table:table-cell>
          <table:table-cell office:value-type="float" office:value="156.30000000000001" table:style-name="ce15">
            <text:p>156.3<text:s/></text:p>
          </table:table-cell>
          <table:table-cell office:value-type="float" office:value="159" table:style-name="ce15">
            <text:p>159.0<text:s/></text:p>
          </table:table-cell>
          <table:table-cell office:value-type="float" office:value="163.69999999999999" table:style-name="ce15">
            <text:p>163.7<text:s/></text:p>
          </table:table-cell>
          <table:table-cell office:value-type="float" office:value="168.3" table:style-name="ce15">
            <text:p>168.3<text:s/></text:p>
          </table:table-cell>
          <table:table-cell office:value-type="float" office:value="170.8" table:style-name="ce15">
            <text:p>170.8<text:s/></text:p>
          </table:table-cell>
          <table:table-cell office:value-type="float" office:value="176" table:style-name="ce15">
            <text:p>176.0<text:s/></text:p>
          </table:table-cell>
          <table:table-cell table:number-columns-repeated="16368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43" table:style-name="ce15">
            <text:p>43.0<text:s/></text:p>
          </table:table-cell>
          <table:table-cell office:value-type="float" office:value="49" table:style-name="ce15">
            <text:p>49.0<text:s/></text:p>
          </table:table-cell>
          <table:table-cell office:value-type="float" office:value="51.3" table:style-name="ce15">
            <text:p>51.3<text:s/></text:p>
          </table:table-cell>
          <table:table-cell office:value-type="float" office:value="56.5" table:style-name="ce15">
            <text:p>56.5<text:s/></text:p>
          </table:table-cell>
          <table:table-cell office:value-type="float" office:value="62.5" table:style-name="ce15">
            <text:p>62.5<text:s/></text:p>
          </table:table-cell>
          <table:table-cell office:value-type="float" office:value="66.5" table:style-name="ce15">
            <text:p>66.5<text:s/></text:p>
          </table:table-cell>
          <table:table-cell office:value-type="float" office:value="77.599999999999994" table:style-name="ce15">
            <text:p>77.6<text:s/></text:p>
          </table:table-cell>
          <table:table-cell table:style-name="ce15"/>
          <table:table-cell office:value-type="float" office:value="155.5" table:style-name="ce15">
            <text:p>155.5<text:s/></text:p>
          </table:table-cell>
          <table:table-cell office:value-type="float" office:value="161.30000000000001" table:style-name="ce15">
            <text:p>161.3<text:s/></text:p>
          </table:table-cell>
          <table:table-cell office:value-type="float" office:value="163.5" table:style-name="ce15">
            <text:p>163.5<text:s/></text:p>
          </table:table-cell>
          <table:table-cell office:value-type="float" office:value="167.6" table:style-name="ce15">
            <text:p>167.6<text:s/></text:p>
          </table:table-cell>
          <table:table-cell office:value-type="float" office:value="171.8" table:style-name="ce15">
            <text:p>171.8<text:s/></text:p>
          </table:table-cell>
          <table:table-cell office:value-type="float" office:value="173.9" table:style-name="ce15">
            <text:p>173.9<text:s/></text:p>
          </table:table-cell>
          <table:table-cell office:value-type="float" office:value="179" table:style-name="ce15">
            <text:p>179.0<text:s/></text:p>
          </table:table-cell>
          <table:table-cell table:number-columns-repeated="16368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46.8" table:style-name="ce15">
            <text:p>46.8<text:s/></text:p>
          </table:table-cell>
          <table:table-cell office:value-type="float" office:value="52" table:style-name="ce15">
            <text:p>52.0<text:s/></text:p>
          </table:table-cell>
          <table:table-cell office:value-type="float" office:value="54.1" table:style-name="ce15">
            <text:p>54.1<text:s/></text:p>
          </table:table-cell>
          <table:table-cell office:value-type="float" office:value="59" table:style-name="ce15">
            <text:p>59.0<text:s/></text:p>
          </table:table-cell>
          <table:table-cell office:value-type="float" office:value="65" table:style-name="ce15">
            <text:p>65.0<text:s/></text:p>
          </table:table-cell>
          <table:table-cell office:value-type="float" office:value="69" table:style-name="ce15">
            <text:p>69.0<text:s/></text:p>
          </table:table-cell>
          <table:table-cell office:value-type="float" office:value="79.3" table:style-name="ce15">
            <text:p>79.3<text:s/></text:p>
          </table:table-cell>
          <table:table-cell table:style-name="ce15"/>
          <table:table-cell office:value-type="float" office:value="159.30000000000001" table:style-name="ce15">
            <text:p>159.3<text:s/></text:p>
          </table:table-cell>
          <table:table-cell office:value-type="float" office:value="164" table:style-name="ce15">
            <text:p>164.0<text:s/></text:p>
          </table:table-cell>
          <table:table-cell office:value-type="float" office:value="166.2" table:style-name="ce15">
            <text:p>166.2<text:s/></text:p>
          </table:table-cell>
          <table:table-cell office:value-type="float" office:value="170" table:style-name="ce15">
            <text:p>170.0<text:s/></text:p>
          </table:table-cell>
          <table:table-cell office:value-type="float" office:value="173.8" table:style-name="ce15">
            <text:p>173.8<text:s/></text:p>
          </table:table-cell>
          <table:table-cell office:value-type="float" office:value="175.8" table:style-name="ce15">
            <text:p>175.8<text:s/></text:p>
          </table:table-cell>
          <table:table-cell office:value-type="float" office:value="180.5" table:style-name="ce15">
            <text:p>180.5<text:s/></text:p>
          </table:table-cell>
          <table:table-cell table:number-columns-repeated="16368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49.3" table:style-name="ce15">
            <text:p>49.3<text:s/></text:p>
          </table:table-cell>
          <table:table-cell office:value-type="float" office:value="54" table:style-name="ce15">
            <text:p>54.0<text:s/></text:p>
          </table:table-cell>
          <table:table-cell office:value-type="float" office:value="56.1" table:style-name="ce15">
            <text:p>56.1<text:s/></text:p>
          </table:table-cell>
          <table:table-cell office:value-type="float" office:value="61" table:style-name="ce15">
            <text:p>61.0<text:s/></text:p>
          </table:table-cell>
          <table:table-cell office:value-type="float" office:value="66.599999999999994" table:style-name="ce15">
            <text:p>66.6<text:s/></text:p>
          </table:table-cell>
          <table:table-cell office:value-type="float" office:value="70" table:style-name="ce15">
            <text:p>70.0<text:s/></text:p>
          </table:table-cell>
          <table:table-cell office:value-type="float" office:value="80" table:style-name="ce15">
            <text:p>80.0<text:s/></text:p>
          </table:table-cell>
          <table:table-cell table:style-name="ce15"/>
          <table:table-cell office:value-type="float" office:value="160.9" table:style-name="ce15">
            <text:p>160.9<text:s/></text:p>
          </table:table-cell>
          <table:table-cell office:value-type="float" office:value="165.5" table:style-name="ce15">
            <text:p>165.5<text:s/></text:p>
          </table:table-cell>
          <table:table-cell office:value-type="float" office:value="167.7" table:style-name="ce15">
            <text:p>167.7<text:s/></text:p>
          </table:table-cell>
          <table:table-cell office:value-type="float" office:value="171.5" table:style-name="ce15">
            <text:p>171.5<text:s/></text:p>
          </table:table-cell>
          <table:table-cell office:value-type="float" office:value="174.8" table:style-name="ce15">
            <text:p>174.8<text:s/></text:p>
          </table:table-cell>
          <table:table-cell office:value-type="float" office:value="176.8" table:style-name="ce15">
            <text:p>176.8<text:s/></text:p>
          </table:table-cell>
          <table:table-cell office:value-type="float" office:value="181.5" table:style-name="ce15">
            <text:p>181.5<text:s/></text:p>
          </table:table-cell>
          <table:table-cell table:number-columns-repeated="16368"/>
        </table:table-row>
        <table:table-row table:style-name="ro6">
          <table:table-cell office:value-type="string" table:number-columns-spanned="16" table:number-rows-spanned="1" table:style-name="ce14">
            <text:p>說明：本表係依據陳偉德醫師及張美惠醫師<text:span text:style-name="T2">2010<text:s/></text:span>年發表之研究成果制定。</text:p>
            <text:p>一、<text:span text:style-name="T2">0-5</text:span>歲之體位，係採用世界衛生組織<text:span text:style-name="T2">(WHO0</text:span>公布之「國際嬰幼兒生長標準」。</text:p>
            <text:p>二、<text:span text:style-name="T2">7-18<text:s/></text:span>歲之體位標準曲線，係依據<text:span text:style-name="T2">1997<text:s/></text:span>年台閩地區中小學學生體適能<text:span text:style-name="T2">(800/1600<text:s/></text:span>公尺跑走、屈膝</text:p>
            <text:p><text:span text:style-name="T2"><text:s text:c="7"/></text:span>仰臥起坐、立定跳遠、坐姿體前彎四項測驗成績皆優於<text:span text:style-name="T2">25<text:s/></text:span>百分位值之個案<text:span text:style-name="T2">)</text:span>檢測資料。</text:p>
            <text:p>三、<text:span text:style-name="T2">5-7<text:s/></text:span>歲銜接點部份，係參考<text:span text:style-name="T2">WHO BMI rebound<text:s/></text:span>趨勢，銜接前揭兩部份數據。</text:p>
          </table:table-cell>
          <table:covered-table-cell table:number-columns-repeated="15"/>
          <table:table-cell table:number-columns-repeated="16368"/>
        </table:table-row>
        <table:table-row table:number-rows-repeated="1048547" table:style-name="ro2">
          <table:table-cell table:number-columns-repeated="16384"/>
        </table:table-row>
      </table:table>
      <table:table table:name="表2" table:style-name="ta2"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8" table:default-cell-style-name="ce1"/>
        <table:table-column table:style-name="co6" table:default-cell-style-name="ce1"/>
        <table:table-column table:style-name="co4" table:number-columns-repeated="16368" table:default-cell-style-name="ce1"/>
        <table:table-row table:style-name="ro7">
          <table:table-cell office:value-type="string" table:number-columns-spanned="16" table:number-rows-spanned="1" table:style-name="ce24">
            <text:p>表<text:span text:style-name="T2">2<text:s text:c="2"/></text:span>女孩生長標準<text:span text:style-name="T2">(</text:span>體重、身長<text:span text:style-name="T2">/</text:span>身高<text:span text:style-name="T2">)</text:span>百分位表</text:p>
          </table:table-cell>
          <table:covered-table-cell table:number-columns-repeated="15"/>
          <table:table-cell table:number-columns-repeated="16368" table:style-name="ce18"/>
        </table:table-row>
        <table:table-row table:style-name="ro2">
          <table:table-cell office:value-type="string" table:number-columns-spanned="1" table:number-rows-spanned="2" table:style-name="ce21">
            <text:p>年齡</text:p>
            <text:p>(歲)</text:p>
          </table:table-cell>
          <table:table-cell office:value-type="string" table:number-columns-spanned="7" table:number-rows-spanned="1" table:style-name="ce22">
            <text:p>女孩體重<text:span text:style-name="T2">(Kg)</text:span>百分位</text:p>
          </table:table-cell>
          <table:covered-table-cell table:number-columns-repeated="6"/>
          <table:table-cell table:style-name="ce23"/>
          <table:table-cell office:value-type="string" table:number-columns-spanned="7" table:number-rows-spanned="1" table:style-name="ce22">
            <text:p>女孩身長<text:span text:style-name="T2">/</text:span>身高<text:span text:style-name="T2">(cm)</text:span>百分位</text:p>
          </table:table-cell>
          <table:covered-table-cell table:number-columns-repeated="6"/>
          <table:table-cell table:number-columns-repeated="16368" table:style-name="ce18"/>
        </table:table-row>
        <table:table-row table:style-name="ro3">
          <table:covered-table-cell/>
          <table:table-cell office:value-type="string" table:style-name="ce19">
            <text:p>3<text:span text:style-name="T3">rd</text:span></text:p>
          </table:table-cell>
          <table:table-cell office:value-type="string" table:style-name="ce19">
            <text:p>15<text:span text:style-name="T3">th</text:span></text:p>
          </table:table-cell>
          <table:table-cell office:value-type="string" table:style-name="ce19">
            <text:p>25<text:span text:style-name="T3">th</text:span></text:p>
          </table:table-cell>
          <table:table-cell office:value-type="string" table:style-name="ce19">
            <text:p>50<text:span text:style-name="T3">th<text:s/></text:span></text:p>
          </table:table-cell>
          <table:table-cell office:value-type="string" table:style-name="ce19">
            <text:p>75<text:span text:style-name="T3">th<text:s/></text:span></text:p>
          </table:table-cell>
          <table:table-cell office:value-type="string" table:style-name="ce19">
            <text:p>85<text:span text:style-name="T3">th</text:span><text:s/></text:p>
          </table:table-cell>
          <table:table-cell office:value-type="string" table:style-name="ce19">
            <text:p>97<text:span text:style-name="T3">th</text:span><text:s/></text:p>
          </table:table-cell>
          <table:table-cell table:style-name="ce20"/>
          <table:table-cell office:value-type="string" table:style-name="ce19">
            <text:p>3<text:span text:style-name="T3">rd</text:span></text:p>
          </table:table-cell>
          <table:table-cell office:value-type="string" table:style-name="ce19">
            <text:p>15<text:span text:style-name="T3">th</text:span></text:p>
          </table:table-cell>
          <table:table-cell office:value-type="string" table:style-name="ce19">
            <text:p>25<text:span text:style-name="T3">th</text:span></text:p>
          </table:table-cell>
          <table:table-cell office:value-type="string" table:style-name="ce19">
            <text:p>50<text:span text:style-name="T3">th<text:s/></text:span></text:p>
          </table:table-cell>
          <table:table-cell office:value-type="string" table:style-name="ce19">
            <text:p>75<text:span text:style-name="T3">th<text:s/></text:span></text:p>
          </table:table-cell>
          <table:table-cell office:value-type="string" table:style-name="ce19">
            <text:p>85<text:span text:style-name="T3">th</text:span><text:s/></text:p>
          </table:table-cell>
          <table:table-cell office:value-type="string" table:style-name="ce19">
            <text:p>97<text:span text:style-name="T3">th</text:span><text:s/></text:p>
          </table:table-cell>
          <table:table-cell table:number-columns-repeated="16368" table:style-name="ce18"/>
        </table:table-row>
        <table:table-row table:style-name="ro2">
          <table:table-cell office:value-type="string" table:style-name="ce17">
            <text:p>出生</text:p>
          </table:table-cell>
          <table:table-cell office:value-type="float" office:value="2.4" table:style-name="ce15">
            <text:p>2.4<text:s/></text:p>
          </table:table-cell>
          <table:table-cell office:value-type="float" office:value="2.8" table:style-name="ce15">
            <text:p>2.8<text:s/></text:p>
          </table:table-cell>
          <table:table-cell office:value-type="float" office:value="2.9" table:style-name="ce15">
            <text:p>2.9<text:s/></text:p>
          </table:table-cell>
          <table:table-cell office:value-type="float" office:value="3.2" table:style-name="ce15">
            <text:p>3.2<text:s/></text:p>
          </table:table-cell>
          <table:table-cell office:value-type="float" office:value="3.6" table:style-name="ce15">
            <text:p>3.6<text:s/></text:p>
          </table:table-cell>
          <table:table-cell office:value-type="float" office:value="3.7" table:style-name="ce15">
            <text:p>3.7<text:s/></text:p>
          </table:table-cell>
          <table:table-cell office:value-type="float" office:value="4.2" table:style-name="ce15">
            <text:p>4.2<text:s/></text:p>
          </table:table-cell>
          <table:table-cell table:style-name="ce15"/>
          <table:table-cell office:value-type="float" office:value="45.6" table:style-name="ce15">
            <text:p>45.6<text:s/></text:p>
          </table:table-cell>
          <table:table-cell office:value-type="float" office:value="47.2" table:style-name="ce15">
            <text:p>47.2<text:s/></text:p>
          </table:table-cell>
          <table:table-cell office:value-type="float" office:value="47.9" table:style-name="ce15">
            <text:p>47.9<text:s/></text:p>
          </table:table-cell>
          <table:table-cell office:value-type="float" office:value="49.1" table:style-name="ce15">
            <text:p>49.1<text:s/></text:p>
          </table:table-cell>
          <table:table-cell office:value-type="float" office:value="50.4" table:style-name="ce15">
            <text:p>50.4<text:s/></text:p>
          </table:table-cell>
          <table:table-cell office:value-type="float" office:value="51.1" table:style-name="ce15">
            <text:p>51.1<text:s/></text:p>
          </table:table-cell>
          <table:table-cell office:value-type="float" office:value="52.7" table:style-name="ce15">
            <text:p>52.7<text:s/></text:p>
          </table:table-cell>
          <table:table-cell table:number-columns-repeated="16368"/>
        </table:table-row>
        <table:table-row table:style-name="ro2">
          <table:table-cell office:value-type="float" office:value="0.5" table:style-name="ce16">
            <text:p>0.5</text:p>
          </table:table-cell>
          <table:table-cell office:value-type="float" office:value="5.8" table:style-name="ce15">
            <text:p>5.8<text:s/></text:p>
          </table:table-cell>
          <table:table-cell office:value-type="float" office:value="6.4" table:style-name="ce15">
            <text:p>6.4<text:s/></text:p>
          </table:table-cell>
          <table:table-cell office:value-type="float" office:value="6.7" table:style-name="ce15">
            <text:p>6.7<text:s/></text:p>
          </table:table-cell>
          <table:table-cell office:value-type="float" office:value="7.3" table:style-name="ce15">
            <text:p>7.3<text:s/></text:p>
          </table:table-cell>
          <table:table-cell office:value-type="float" office:value="7.9" table:style-name="ce15">
            <text:p>7.9<text:s/></text:p>
          </table:table-cell>
          <table:table-cell office:value-type="float" office:value="8.3000000000000007" table:style-name="ce15">
            <text:p>8.3<text:s/></text:p>
          </table:table-cell>
          <table:table-cell office:value-type="float" office:value="9.1999999999999993" table:style-name="ce15">
            <text:p>9.2<text:s/></text:p>
          </table:table-cell>
          <table:table-cell table:style-name="ce15"/>
          <table:table-cell office:value-type="float" office:value="61.5" table:style-name="ce15">
            <text:p>61.5<text:s/></text:p>
          </table:table-cell>
          <table:table-cell office:value-type="float" office:value="63.4" table:style-name="ce15">
            <text:p>63.4<text:s/></text:p>
          </table:table-cell>
          <table:table-cell office:value-type="float" office:value="64.2" table:style-name="ce15">
            <text:p>64.2<text:s/></text:p>
          </table:table-cell>
          <table:table-cell office:value-type="float" office:value="65.7" table:style-name="ce15">
            <text:p>65.7<text:s/></text:p>
          </table:table-cell>
          <table:table-cell office:value-type="float" office:value="67.3" table:style-name="ce15">
            <text:p>67.3<text:s/></text:p>
          </table:table-cell>
          <table:table-cell office:value-type="float" office:value="68.099999999999994" table:style-name="ce15">
            <text:p>68.1<text:s/></text:p>
          </table:table-cell>
          <table:table-cell office:value-type="float" office:value="70" table:style-name="ce15">
            <text:p>70.0<text:s/></text:p>
          </table:table-cell>
          <table:table-cell table:number-columns-repeated="16368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7.1" table:style-name="ce15">
            <text:p>7.1<text:s/></text:p>
          </table:table-cell>
          <table:table-cell office:value-type="float" office:value="7.9" table:style-name="ce15">
            <text:p>7.9<text:s/></text:p>
          </table:table-cell>
          <table:table-cell office:value-type="float" office:value="8.1999999999999993" table:style-name="ce15">
            <text:p>8.2<text:s/></text:p>
          </table:table-cell>
          <table:table-cell office:value-type="float" office:value="8.9" table:style-name="ce15">
            <text:p>8.9<text:s/></text:p>
          </table:table-cell>
          <table:table-cell office:value-type="float" office:value="9.6999999999999993" table:style-name="ce15">
            <text:p>9.7<text:s/></text:p>
          </table:table-cell>
          <table:table-cell office:value-type="float" office:value="10.199999999999999" table:style-name="ce15">
            <text:p>10.2<text:s/></text:p>
          </table:table-cell>
          <table:table-cell office:value-type="float" office:value="11.3" table:style-name="ce15">
            <text:p>11.3<text:s/></text:p>
          </table:table-cell>
          <table:table-cell table:style-name="ce15"/>
          <table:table-cell office:value-type="float" office:value="69.2" table:style-name="ce15">
            <text:p>69.2<text:s/></text:p>
          </table:table-cell>
          <table:table-cell office:value-type="float" office:value="71.3" table:style-name="ce15">
            <text:p>71.3<text:s/></text:p>
          </table:table-cell>
          <table:table-cell office:value-type="float" office:value="72.3" table:style-name="ce15">
            <text:p>72.3<text:s/></text:p>
          </table:table-cell>
          <table:table-cell office:value-type="float" office:value="74" table:style-name="ce15">
            <text:p>74.0<text:s/></text:p>
          </table:table-cell>
          <table:table-cell office:value-type="float" office:value="75.8" table:style-name="ce15">
            <text:p>75.8<text:s/></text:p>
          </table:table-cell>
          <table:table-cell office:value-type="float" office:value="76.7" table:style-name="ce15">
            <text:p>76.7<text:s/></text:p>
          </table:table-cell>
          <table:table-cell office:value-type="float" office:value="78.900000000000006" table:style-name="ce15">
            <text:p>78.9<text:s/></text:p>
          </table:table-cell>
          <table:table-cell table:number-columns-repeated="16368"/>
        </table:table-row>
        <table:table-row table:style-name="ro2">
          <table:table-cell office:value-type="float" office:value="1.5" table:style-name="ce16">
            <text:p>1.5</text:p>
          </table:table-cell>
          <table:table-cell office:value-type="float" office:value="8.1999999999999993" table:style-name="ce15">
            <text:p>8.2<text:s/></text:p>
          </table:table-cell>
          <table:table-cell office:value-type="float" office:value="9" table:style-name="ce15">
            <text:p>9.0<text:s/></text:p>
          </table:table-cell>
          <table:table-cell office:value-type="float" office:value="9.4" table:style-name="ce15">
            <text:p>9.4<text:s/></text:p>
          </table:table-cell>
          <table:table-cell office:value-type="float" office:value="10.199999999999999" table:style-name="ce15">
            <text:p>10.2<text:s/></text:p>
          </table:table-cell>
          <table:table-cell office:value-type="float" office:value="11.1" table:style-name="ce15">
            <text:p>11.1<text:s/></text:p>
          </table:table-cell>
          <table:table-cell office:value-type="float" office:value="11.6" table:style-name="ce15">
            <text:p>11.6<text:s/></text:p>
          </table:table-cell>
          <table:table-cell office:value-type="float" office:value="13" table:style-name="ce15">
            <text:p>13.0<text:s/></text:p>
          </table:table-cell>
          <table:table-cell table:style-name="ce15"/>
          <table:table-cell office:value-type="float" office:value="75.2" table:style-name="ce15">
            <text:p>75.2<text:s/></text:p>
          </table:table-cell>
          <table:table-cell office:value-type="float" office:value="77.7" table:style-name="ce15">
            <text:p>77.7<text:s/></text:p>
          </table:table-cell>
          <table:table-cell office:value-type="float" office:value="78.7" table:style-name="ce15">
            <text:p>78.7<text:s/></text:p>
          </table:table-cell>
          <table:table-cell office:value-type="float" office:value="80.7" table:style-name="ce15">
            <text:p>80.7<text:s/></text:p>
          </table:table-cell>
          <table:table-cell office:value-type="float" office:value="82.7" table:style-name="ce15">
            <text:p>82.7<text:s/></text:p>
          </table:table-cell>
          <table:table-cell office:value-type="float" office:value="83.7" table:style-name="ce15">
            <text:p>83.7<text:s/></text:p>
          </table:table-cell>
          <table:table-cell office:value-type="float" office:value="86.2" table:style-name="ce15">
            <text:p>86.2<text:s/></text:p>
          </table:table-cell>
          <table:table-cell table:number-columns-repeated="16368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9.1999999999999993" table:style-name="ce15">
            <text:p>9.2<text:s/></text:p>
          </table:table-cell>
          <table:table-cell office:value-type="float" office:value="10.1" table:style-name="ce15">
            <text:p>10.1<text:s/></text:p>
          </table:table-cell>
          <table:table-cell office:value-type="float" office:value="10.6" table:style-name="ce15">
            <text:p>10.6<text:s/></text:p>
          </table:table-cell>
          <table:table-cell office:value-type="float" office:value="11.5" table:style-name="ce15">
            <text:p>11.5<text:s/></text:p>
          </table:table-cell>
          <table:table-cell office:value-type="float" office:value="12.5" table:style-name="ce15">
            <text:p>12.5<text:s/></text:p>
          </table:table-cell>
          <table:table-cell office:value-type="float" office:value="13.1" table:style-name="ce15">
            <text:p>13.1<text:s/></text:p>
          </table:table-cell>
          <table:table-cell office:value-type="float" office:value="14.6" table:style-name="ce15">
            <text:p>14.6<text:s/></text:p>
          </table:table-cell>
          <table:table-cell table:style-name="ce15"/>
          <table:table-cell office:value-type="float" office:value="80.3" table:style-name="ce15">
            <text:p>80.3<text:s/></text:p>
          </table:table-cell>
          <table:table-cell office:value-type="float" office:value="83.1" table:style-name="ce15">
            <text:p>83.1<text:s/></text:p>
          </table:table-cell>
          <table:table-cell office:value-type="float" office:value="84.2" table:style-name="ce15">
            <text:p>84.2<text:s/></text:p>
          </table:table-cell>
          <table:table-cell office:value-type="float" office:value="86.4" table:style-name="ce15">
            <text:p>86.4<text:s/></text:p>
          </table:table-cell>
          <table:table-cell office:value-type="float" office:value="88.6" table:style-name="ce15">
            <text:p>88.6<text:s/></text:p>
          </table:table-cell>
          <table:table-cell office:value-type="float" office:value="89.8" table:style-name="ce15">
            <text:p>89.8<text:s/></text:p>
          </table:table-cell>
          <table:table-cell office:value-type="float" office:value="92.5" table:style-name="ce15">
            <text:p>92.5<text:s/></text:p>
          </table:table-cell>
          <table:table-cell table:number-columns-repeated="16368"/>
        </table:table-row>
        <table:table-row table:style-name="ro2">
          <table:table-cell office:value-type="float" office:value="2.5" table:style-name="ce16">
            <text:p>2.5</text:p>
          </table:table-cell>
          <table:table-cell office:value-type="float" office:value="10.1" table:style-name="ce15">
            <text:p>10.1<text:s/></text:p>
          </table:table-cell>
          <table:table-cell office:value-type="float" office:value="11.2" table:style-name="ce15">
            <text:p>11.2<text:s/></text:p>
          </table:table-cell>
          <table:table-cell office:value-type="float" office:value="11.7" table:style-name="ce15">
            <text:p>11.7<text:s/></text:p>
          </table:table-cell>
          <table:table-cell office:value-type="float" office:value="12.7" table:style-name="ce15">
            <text:p>12.7<text:s/></text:p>
          </table:table-cell>
          <table:table-cell office:value-type="float" office:value="13.8" table:style-name="ce15">
            <text:p>13.8<text:s/></text:p>
          </table:table-cell>
          <table:table-cell office:value-type="float" office:value="14.5" table:style-name="ce15">
            <text:p>14.5<text:s/></text:p>
          </table:table-cell>
          <table:table-cell office:value-type="float" office:value="16.2" table:style-name="ce15">
            <text:p>16.2<text:s/></text:p>
          </table:table-cell>
          <table:table-cell table:style-name="ce15"/>
          <table:table-cell office:value-type="float" office:value="84" table:style-name="ce15">
            <text:p>84.0<text:s/></text:p>
          </table:table-cell>
          <table:table-cell office:value-type="float" office:value="87" table:style-name="ce15">
            <text:p>87.0<text:s/></text:p>
          </table:table-cell>
          <table:table-cell office:value-type="float" office:value="88.3" table:style-name="ce15">
            <text:p>88.3<text:s/></text:p>
          </table:table-cell>
          <table:table-cell office:value-type="float" office:value="90.7" table:style-name="ce15">
            <text:p>90.7<text:s/></text:p>
          </table:table-cell>
          <table:table-cell office:value-type="float" office:value="93.1" table:style-name="ce15">
            <text:p>93.1<text:s/></text:p>
          </table:table-cell>
          <table:table-cell office:value-type="float" office:value="94.3" table:style-name="ce15">
            <text:p>94.3<text:s/></text:p>
          </table:table-cell>
          <table:table-cell office:value-type="float" office:value="97.3" table:style-name="ce15">
            <text:p>97.3<text:s/></text:p>
          </table:table-cell>
          <table:table-cell table:number-columns-repeated="16368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11" table:style-name="ce15">
            <text:p>11.0<text:s/></text:p>
          </table:table-cell>
          <table:table-cell office:value-type="float" office:value="12.1" table:style-name="ce15">
            <text:p>12.1<text:s/></text:p>
          </table:table-cell>
          <table:table-cell office:value-type="float" office:value="12.7" table:style-name="ce15">
            <text:p>12.7<text:s/></text:p>
          </table:table-cell>
          <table:table-cell office:value-type="float" office:value="13.9" table:style-name="ce15">
            <text:p>13.9<text:s/></text:p>
          </table:table-cell>
          <table:table-cell office:value-type="float" office:value="15.1" table:style-name="ce15">
            <text:p>15.1<text:s/></text:p>
          </table:table-cell>
          <table:table-cell office:value-type="float" office:value="15.9" table:style-name="ce15">
            <text:p>15.9<text:s/></text:p>
          </table:table-cell>
          <table:table-cell office:value-type="float" office:value="17.8" table:style-name="ce15">
            <text:p>17.8<text:s/></text:p>
          </table:table-cell>
          <table:table-cell table:style-name="ce15"/>
          <table:table-cell office:value-type="float" office:value="87.9" table:style-name="ce15">
            <text:p>87.9<text:s/></text:p>
          </table:table-cell>
          <table:table-cell office:value-type="float" office:value="91.1" table:style-name="ce15">
            <text:p>91.1<text:s/></text:p>
          </table:table-cell>
          <table:table-cell office:value-type="float" office:value="92.5" table:style-name="ce15">
            <text:p>92.5<text:s/></text:p>
          </table:table-cell>
          <table:table-cell office:value-type="float" office:value="95.1" table:style-name="ce15">
            <text:p>95.1<text:s/></text:p>
          </table:table-cell>
          <table:table-cell office:value-type="float" office:value="97.6" table:style-name="ce15">
            <text:p>97.6<text:s/></text:p>
          </table:table-cell>
          <table:table-cell office:value-type="float" office:value="99" table:style-name="ce15">
            <text:p>99.0<text:s/></text:p>
          </table:table-cell>
          <table:table-cell office:value-type="float" office:value="102.2" table:style-name="ce15">
            <text:p>102.2<text:s/></text:p>
          </table:table-cell>
          <table:table-cell table:number-columns-repeated="16368"/>
        </table:table-row>
        <table:table-row table:style-name="ro2">
          <table:table-cell office:value-type="float" office:value="3.5" table:style-name="ce16">
            <text:p>3.5</text:p>
          </table:table-cell>
          <table:table-cell office:value-type="float" office:value="11.8" table:style-name="ce15">
            <text:p>11.8<text:s/></text:p>
          </table:table-cell>
          <table:table-cell office:value-type="float" office:value="13.1" table:style-name="ce15">
            <text:p>13.1<text:s/></text:p>
          </table:table-cell>
          <table:table-cell office:value-type="float" office:value="13.7" table:style-name="ce15">
            <text:p>13.7<text:s/></text:p>
          </table:table-cell>
          <table:table-cell office:value-type="float" office:value="15" table:style-name="ce15">
            <text:p>15.0<text:s/></text:p>
          </table:table-cell>
          <table:table-cell office:value-type="float" office:value="16.399999999999999" table:style-name="ce15">
            <text:p>16.4<text:s/></text:p>
          </table:table-cell>
          <table:table-cell office:value-type="float" office:value="17.3" table:style-name="ce15">
            <text:p>17.3<text:s/></text:p>
          </table:table-cell>
          <table:table-cell office:value-type="float" office:value="19.5" table:style-name="ce15">
            <text:p>19.5<text:s/></text:p>
          </table:table-cell>
          <table:table-cell table:style-name="ce15"/>
          <table:table-cell office:value-type="float" office:value="91.4" table:style-name="ce15">
            <text:p>91.4<text:s/></text:p>
          </table:table-cell>
          <table:table-cell office:value-type="float" office:value="94.8" table:style-name="ce15">
            <text:p>94.8<text:s/></text:p>
          </table:table-cell>
          <table:table-cell office:value-type="float" office:value="96.3" table:style-name="ce15">
            <text:p>96.3<text:s/></text:p>
          </table:table-cell>
          <table:table-cell office:value-type="float" office:value="99" table:style-name="ce15">
            <text:p>99.0<text:s/></text:p>
          </table:table-cell>
          <table:table-cell office:value-type="float" office:value="101.8" table:style-name="ce15">
            <text:p>101.8<text:s/></text:p>
          </table:table-cell>
          <table:table-cell office:value-type="float" office:value="103.3" table:style-name="ce15">
            <text:p>103.3<text:s/></text:p>
          </table:table-cell>
          <table:table-cell office:value-type="float" office:value="106.7" table:style-name="ce15">
            <text:p>106.7<text:s/></text:p>
          </table:table-cell>
          <table:table-cell table:number-columns-repeated="16368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12.5" table:style-name="ce15">
            <text:p>12.5<text:s/></text:p>
          </table:table-cell>
          <table:table-cell office:value-type="float" office:value="14" table:style-name="ce15">
            <text:p>14.0<text:s/></text:p>
          </table:table-cell>
          <table:table-cell office:value-type="float" office:value="14.7" table:style-name="ce15">
            <text:p>14.7<text:s/></text:p>
          </table:table-cell>
          <table:table-cell office:value-type="float" office:value="16.100000000000001" table:style-name="ce15">
            <text:p>16.1<text:s/></text:p>
          </table:table-cell>
          <table:table-cell office:value-type="float" office:value="17.7" table:style-name="ce15">
            <text:p>17.7<text:s/></text:p>
          </table:table-cell>
          <table:table-cell office:value-type="float" office:value="18.600000000000001" table:style-name="ce15">
            <text:p>18.6<text:s/></text:p>
          </table:table-cell>
          <table:table-cell office:value-type="float" office:value="21.1" table:style-name="ce15">
            <text:p>21.1<text:s/></text:p>
          </table:table-cell>
          <table:table-cell table:style-name="ce15"/>
          <table:table-cell office:value-type="float" office:value="94.6" table:style-name="ce15">
            <text:p>94.6<text:s/></text:p>
          </table:table-cell>
          <table:table-cell office:value-type="float" office:value="98.3" table:style-name="ce15">
            <text:p>98.3<text:s/></text:p>
          </table:table-cell>
          <table:table-cell office:value-type="float" office:value="99.8" table:style-name="ce15">
            <text:p>99.8<text:s/></text:p>
          </table:table-cell>
          <table:table-cell office:value-type="float" office:value="102.7" table:style-name="ce15">
            <text:p>102.7<text:s/></text:p>
          </table:table-cell>
          <table:table-cell office:value-type="float" office:value="105.6" table:style-name="ce15">
            <text:p>105.6<text:s/></text:p>
          </table:table-cell>
          <table:table-cell office:value-type="float" office:value="107.2" table:style-name="ce15">
            <text:p>107.2<text:s/></text:p>
          </table:table-cell>
          <table:table-cell office:value-type="float" office:value="110.8" table:style-name="ce15">
            <text:p>110.8<text:s/></text:p>
          </table:table-cell>
          <table:table-cell table:number-columns-repeated="16368"/>
        </table:table-row>
        <table:table-row table:style-name="ro2">
          <table:table-cell office:value-type="float" office:value="4.5" table:style-name="ce16">
            <text:p>4.5</text:p>
          </table:table-cell>
          <table:table-cell office:value-type="float" office:value="13.2" table:style-name="ce15">
            <text:p>13.2<text:s/></text:p>
          </table:table-cell>
          <table:table-cell office:value-type="float" office:value="14.8" table:style-name="ce15">
            <text:p>14.8<text:s/></text:p>
          </table:table-cell>
          <table:table-cell office:value-type="float" office:value="15.6" table:style-name="ce15">
            <text:p>15.6<text:s/></text:p>
          </table:table-cell>
          <table:table-cell office:value-type="float" office:value="17.2" table:style-name="ce15">
            <text:p>17.2<text:s/></text:p>
          </table:table-cell>
          <table:table-cell office:value-type="float" office:value="18.899999999999999" table:style-name="ce15">
            <text:p>18.9<text:s/></text:p>
          </table:table-cell>
          <table:table-cell office:value-type="float" office:value="20" table:style-name="ce15">
            <text:p>20.0<text:s/></text:p>
          </table:table-cell>
          <table:table-cell office:value-type="float" office:value="22.8" table:style-name="ce15">
            <text:p>22.8<text:s/></text:p>
          </table:table-cell>
          <table:table-cell table:style-name="ce15"/>
          <table:table-cell office:value-type="float" office:value="97.6" table:style-name="ce15">
            <text:p>97.6<text:s/></text:p>
          </table:table-cell>
          <table:table-cell office:value-type="float" office:value="101.5" table:style-name="ce15">
            <text:p>101.5<text:s/></text:p>
          </table:table-cell>
          <table:table-cell office:value-type="float" office:value="103.1" table:style-name="ce15">
            <text:p>103.1<text:s/></text:p>
          </table:table-cell>
          <table:table-cell office:value-type="float" office:value="106.2" table:style-name="ce15">
            <text:p>106.2<text:s/></text:p>
          </table:table-cell>
          <table:table-cell office:value-type="float" office:value="109.2" table:style-name="ce15">
            <text:p>109.2<text:s/></text:p>
          </table:table-cell>
          <table:table-cell office:value-type="float" office:value="110.9" table:style-name="ce15">
            <text:p>110.9<text:s/></text:p>
          </table:table-cell>
          <table:table-cell office:value-type="float" office:value="114.7" table:style-name="ce15">
            <text:p>114.7<text:s/></text:p>
          </table:table-cell>
          <table:table-cell table:number-columns-repeated="16368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14" table:style-name="ce15">
            <text:p>14.0<text:s/></text:p>
          </table:table-cell>
          <table:table-cell office:value-type="float" office:value="15.7" table:style-name="ce15">
            <text:p>15.7<text:s/></text:p>
          </table:table-cell>
          <table:table-cell office:value-type="float" office:value="16.5" table:style-name="ce15">
            <text:p>16.5<text:s/></text:p>
          </table:table-cell>
          <table:table-cell office:value-type="float" office:value="18.2" table:style-name="ce15">
            <text:p>18.2<text:s/></text:p>
          </table:table-cell>
          <table:table-cell office:value-type="float" office:value="20.2" table:style-name="ce15">
            <text:p>20.2<text:s/></text:p>
          </table:table-cell>
          <table:table-cell office:value-type="float" office:value="21.3" table:style-name="ce15">
            <text:p>21.3<text:s/></text:p>
          </table:table-cell>
          <table:table-cell office:value-type="float" office:value="24.4" table:style-name="ce15">
            <text:p>24.4<text:s/></text:p>
          </table:table-cell>
          <table:table-cell table:style-name="ce15"/>
          <table:table-cell office:value-type="float" office:value="100.5" table:style-name="ce15">
            <text:p>100.5<text:s/></text:p>
          </table:table-cell>
          <table:table-cell office:value-type="float" office:value="104.5" table:style-name="ce15">
            <text:p>104.5<text:s/></text:p>
          </table:table-cell>
          <table:table-cell office:value-type="float" office:value="106.2" table:style-name="ce15">
            <text:p>106.2<text:s/></text:p>
          </table:table-cell>
          <table:table-cell office:value-type="float" office:value="109.4" table:style-name="ce15">
            <text:p>109.4<text:s/></text:p>
          </table:table-cell>
          <table:table-cell office:value-type="float" office:value="112.6" table:style-name="ce15">
            <text:p>112.6<text:s/></text:p>
          </table:table-cell>
          <table:table-cell office:value-type="float" office:value="114.4" table:style-name="ce15">
            <text:p>114.4<text:s/></text:p>
          </table:table-cell>
          <table:table-cell office:value-type="float" office:value="118.4" table:style-name="ce15">
            <text:p>118.4<text:s/></text:p>
          </table:table-cell>
          <table:table-cell table:number-columns-repeated="16368"/>
        </table:table-row>
        <table:table-row table:style-name="ro2">
          <table:table-cell office:value-type="float" office:value="5.5" table:style-name="ce16">
            <text:p>5.5</text:p>
          </table:table-cell>
          <table:table-cell office:value-type="float" office:value="14.9" table:style-name="ce15">
            <text:p>14.9<text:s/></text:p>
          </table:table-cell>
          <table:table-cell office:value-type="float" office:value="16.7" table:style-name="ce15">
            <text:p>16.7<text:s/></text:p>
          </table:table-cell>
          <table:table-cell office:value-type="float" office:value="17.5" table:style-name="ce15">
            <text:p>17.5<text:s/></text:p>
          </table:table-cell>
          <table:table-cell office:value-type="float" office:value="19.399999999999999" table:style-name="ce15">
            <text:p>19.4<text:s/></text:p>
          </table:table-cell>
          <table:table-cell office:value-type="float" office:value="21.5" table:style-name="ce15">
            <text:p>21.5<text:s/></text:p>
          </table:table-cell>
          <table:table-cell office:value-type="float" office:value="22.7" table:style-name="ce15">
            <text:p>22.7<text:s/></text:p>
          </table:table-cell>
          <table:table-cell office:value-type="float" office:value="26.5" table:style-name="ce15">
            <text:p>26.5<text:s/></text:p>
          </table:table-cell>
          <table:table-cell table:style-name="ce15"/>
          <table:table-cell office:value-type="float" office:value="103" table:style-name="ce15">
            <text:p>103.0<text:s/></text:p>
          </table:table-cell>
          <table:table-cell office:value-type="float" office:value="107.1" table:style-name="ce15">
            <text:p>107.1<text:s/></text:p>
          </table:table-cell>
          <table:table-cell office:value-type="float" office:value="108.8" table:style-name="ce15">
            <text:p>108.8<text:s/></text:p>
          </table:table-cell>
          <table:table-cell office:value-type="float" office:value="112.1" table:style-name="ce15">
            <text:p>112.1<text:s/></text:p>
          </table:table-cell>
          <table:table-cell office:value-type="float" office:value="115.3" table:style-name="ce15">
            <text:p>115.3<text:s/></text:p>
          </table:table-cell>
          <table:table-cell office:value-type="float" office:value="117.1" table:style-name="ce15">
            <text:p>117.1<text:s/></text:p>
          </table:table-cell>
          <table:table-cell office:value-type="float" office:value="121.3" table:style-name="ce15">
            <text:p>121.3<text:s/></text:p>
          </table:table-cell>
          <table:table-cell table:number-columns-repeated="16368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15.9" table:style-name="ce15">
            <text:p>15.9<text:s/></text:p>
          </table:table-cell>
          <table:table-cell office:value-type="float" office:value="17.7" table:style-name="ce15">
            <text:p>17.7<text:s/></text:p>
          </table:table-cell>
          <table:table-cell office:value-type="float" office:value="18.5" table:style-name="ce15">
            <text:p>18.5<text:s/></text:p>
          </table:table-cell>
          <table:table-cell office:value-type="float" office:value="20.5" table:style-name="ce15">
            <text:p>20.5<text:s/></text:p>
          </table:table-cell>
          <table:table-cell office:value-type="float" office:value="22.8" table:style-name="ce15">
            <text:p>22.8<text:s/></text:p>
          </table:table-cell>
          <table:table-cell office:value-type="float" office:value="24.2" table:style-name="ce15">
            <text:p>24.2<text:s/></text:p>
          </table:table-cell>
          <table:table-cell office:value-type="float" office:value="28.6" table:style-name="ce15">
            <text:p>28.6<text:s/></text:p>
          </table:table-cell>
          <table:table-cell table:style-name="ce15"/>
          <table:table-cell office:value-type="float" office:value="105.5" table:style-name="ce15">
            <text:p>105.5<text:s/></text:p>
          </table:table-cell>
          <table:table-cell office:value-type="float" office:value="109.7" table:style-name="ce15">
            <text:p>109.7<text:s/></text:p>
          </table:table-cell>
          <table:table-cell office:value-type="float" office:value="111.3" table:style-name="ce15">
            <text:p>111.3<text:s/></text:p>
          </table:table-cell>
          <table:table-cell office:value-type="float" office:value="114.8" table:style-name="ce15">
            <text:p>114.8<text:s/></text:p>
          </table:table-cell>
          <table:table-cell office:value-type="float" office:value="118" table:style-name="ce15">
            <text:p>118.0<text:s/></text:p>
          </table:table-cell>
          <table:table-cell office:value-type="float" office:value="119.9" table:style-name="ce15">
            <text:p>119.9<text:s/></text:p>
          </table:table-cell>
          <table:table-cell office:value-type="float" office:value="124.2" table:style-name="ce15">
            <text:p>124.2<text:s/></text:p>
          </table:table-cell>
          <table:table-cell table:number-columns-repeated="16368"/>
        </table:table-row>
        <table:table-row table:style-name="ro2">
          <table:table-cell office:value-type="float" office:value="6.5" table:style-name="ce16">
            <text:p>6.5</text:p>
          </table:table-cell>
          <table:table-cell office:value-type="float" office:value="16.8" table:style-name="ce15">
            <text:p>16.8<text:s/></text:p>
          </table:table-cell>
          <table:table-cell office:value-type="float" office:value="18.600000000000001" table:style-name="ce15">
            <text:p>18.6<text:s/></text:p>
          </table:table-cell>
          <table:table-cell office:value-type="float" office:value="19.600000000000001" table:style-name="ce15">
            <text:p>19.6<text:s/></text:p>
          </table:table-cell>
          <table:table-cell office:value-type="float" office:value="21.7" table:style-name="ce15">
            <text:p>21.7<text:s/></text:p>
          </table:table-cell>
          <table:table-cell office:value-type="float" office:value="24" table:style-name="ce15">
            <text:p>24.0<text:s/></text:p>
          </table:table-cell>
          <table:table-cell office:value-type="float" office:value="25.6" table:style-name="ce15">
            <text:p>25.6<text:s/></text:p>
          </table:table-cell>
          <table:table-cell office:value-type="float" office:value="30.8" table:style-name="ce15">
            <text:p>30.8<text:s/></text:p>
          </table:table-cell>
          <table:table-cell table:style-name="ce15"/>
          <table:table-cell office:value-type="float" office:value="108.1" table:style-name="ce15">
            <text:p>108.1<text:s/></text:p>
          </table:table-cell>
          <table:table-cell office:value-type="float" office:value="112.3" table:style-name="ce15">
            <text:p>112.3<text:s/></text:p>
          </table:table-cell>
          <table:table-cell office:value-type="float" office:value="113.9" table:style-name="ce15">
            <text:p>113.9<text:s/></text:p>
          </table:table-cell>
          <table:table-cell office:value-type="float" office:value="117.6" table:style-name="ce15">
            <text:p>117.6<text:s/></text:p>
          </table:table-cell>
          <table:table-cell office:value-type="float" office:value="120.8" table:style-name="ce15">
            <text:p>120.8<text:s/></text:p>
          </table:table-cell>
          <table:table-cell office:value-type="float" office:value="122.6" table:style-name="ce15">
            <text:p>122.6<text:s/></text:p>
          </table:table-cell>
          <table:table-cell office:value-type="float" office:value="127.2" table:style-name="ce15">
            <text:p>127.2<text:s/></text:p>
          </table:table-cell>
          <table:table-cell table:number-columns-repeated="16368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17.8" table:style-name="ce15">
            <text:p>17.8<text:s/></text:p>
          </table:table-cell>
          <table:table-cell office:value-type="float" office:value="19.600000000000001" table:style-name="ce15">
            <text:p>19.6<text:s/></text:p>
          </table:table-cell>
          <table:table-cell office:value-type="float" office:value="20.6" table:style-name="ce15">
            <text:p>20.6<text:s/></text:p>
          </table:table-cell>
          <table:table-cell office:value-type="float" office:value="22.8" table:style-name="ce15">
            <text:p>22.8<text:s/></text:p>
          </table:table-cell>
          <table:table-cell office:value-type="float" office:value="25.3" table:style-name="ce15">
            <text:p>25.3<text:s/></text:p>
          </table:table-cell>
          <table:table-cell office:value-type="float" office:value="27.1" table:style-name="ce15">
            <text:p>27.1<text:s/></text:p>
          </table:table-cell>
          <table:table-cell office:value-type="float" office:value="32.9" table:style-name="ce15">
            <text:p>32.9<text:s/></text:p>
          </table:table-cell>
          <table:table-cell table:style-name="ce15"/>
          <table:table-cell office:value-type="float" office:value="110.6" table:style-name="ce15">
            <text:p>110.6<text:s/></text:p>
          </table:table-cell>
          <table:table-cell office:value-type="float" office:value="114.9" table:style-name="ce15">
            <text:p>114.9<text:s/></text:p>
          </table:table-cell>
          <table:table-cell office:value-type="float" office:value="116.4" table:style-name="ce15">
            <text:p>116.4<text:s/></text:p>
          </table:table-cell>
          <table:table-cell office:value-type="float" office:value="120.3" table:style-name="ce15">
            <text:p>120.3<text:s/></text:p>
          </table:table-cell>
          <table:table-cell office:value-type="float" office:value="123.5" table:style-name="ce15">
            <text:p>123.5<text:s/></text:p>
          </table:table-cell>
          <table:table-cell office:value-type="float" office:value="125.4" table:style-name="ce15">
            <text:p>125.4<text:s/></text:p>
          </table:table-cell>
          <table:table-cell office:value-type="float" office:value="130.1" table:style-name="ce15">
            <text:p>130.1<text:s/></text:p>
          </table:table-cell>
          <table:table-cell table:number-columns-repeated="16368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19.600000000000001" table:style-name="ce15">
            <text:p>19.6<text:s/></text:p>
          </table:table-cell>
          <table:table-cell office:value-type="float" office:value="21.8" table:style-name="ce15">
            <text:p>21.8<text:s/></text:p>
          </table:table-cell>
          <table:table-cell office:value-type="float" office:value="22.8" table:style-name="ce15">
            <text:p>22.8<text:s/></text:p>
          </table:table-cell>
          <table:table-cell office:value-type="float" office:value="25.4" table:style-name="ce15">
            <text:p>25.4<text:s/></text:p>
          </table:table-cell>
          <table:table-cell office:value-type="float" office:value="28.4" table:style-name="ce15">
            <text:p>28.4<text:s/></text:p>
          </table:table-cell>
          <table:table-cell office:value-type="float" office:value="30.8" table:style-name="ce15">
            <text:p>30.8<text:s/></text:p>
          </table:table-cell>
          <table:table-cell office:value-type="float" office:value="37.799999999999997" table:style-name="ce15">
            <text:p>37.8<text:s/></text:p>
          </table:table-cell>
          <table:table-cell table:style-name="ce15"/>
          <table:table-cell office:value-type="float" office:value="115.7" table:style-name="ce15">
            <text:p>115.7<text:s/></text:p>
          </table:table-cell>
          <table:table-cell office:value-type="float" office:value="120.3" table:style-name="ce15">
            <text:p>120.3<text:s/></text:p>
          </table:table-cell>
          <table:table-cell office:value-type="float" office:value="122" table:style-name="ce15">
            <text:p>122.0<text:s/></text:p>
          </table:table-cell>
          <table:table-cell office:value-type="float" office:value="125.8" table:style-name="ce15">
            <text:p>125.8<text:s/></text:p>
          </table:table-cell>
          <table:table-cell office:value-type="float" office:value="129.19999999999999" table:style-name="ce15">
            <text:p>129.2<text:s/></text:p>
          </table:table-cell>
          <table:table-cell office:value-type="float" office:value="131.30000000000001" table:style-name="ce15">
            <text:p>131.3<text:s/></text:p>
          </table:table-cell>
          <table:table-cell office:value-type="float" office:value="136.5" table:style-name="ce15">
            <text:p>136.5<text:s/></text:p>
          </table:table-cell>
          <table:table-cell table:number-columns-repeated="16368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21.5" table:style-name="ce15">
            <text:p>21.5<text:s/></text:p>
          </table:table-cell>
          <table:table-cell office:value-type="float" office:value="24" table:style-name="ce15">
            <text:p>24.0<text:s/></text:p>
          </table:table-cell>
          <table:table-cell office:value-type="float" office:value="25.3" table:style-name="ce15">
            <text:p>25.3<text:s/></text:p>
          </table:table-cell>
          <table:table-cell office:value-type="float" office:value="28.2" table:style-name="ce15">
            <text:p>28.2<text:s/></text:p>
          </table:table-cell>
          <table:table-cell office:value-type="float" office:value="32.1" table:style-name="ce15">
            <text:p>32.1<text:s/></text:p>
          </table:table-cell>
          <table:table-cell office:value-type="float" office:value="35" table:style-name="ce15">
            <text:p>35.0<text:s/></text:p>
          </table:table-cell>
          <table:table-cell office:value-type="float" office:value="42.8" table:style-name="ce15">
            <text:p>42.8<text:s/></text:p>
          </table:table-cell>
          <table:table-cell table:style-name="ce15"/>
          <table:table-cell office:value-type="float" office:value="120.7" table:style-name="ce15">
            <text:p>120.7<text:s/></text:p>
          </table:table-cell>
          <table:table-cell office:value-type="float" office:value="125.5" table:style-name="ce15">
            <text:p>125.5<text:s/></text:p>
          </table:table-cell>
          <table:table-cell office:value-type="float" office:value="127.5" table:style-name="ce15">
            <text:p>127.5<text:s/></text:p>
          </table:table-cell>
          <table:table-cell office:value-type="float" office:value="131.30000000000001" table:style-name="ce15">
            <text:p>131.3<text:s/></text:p>
          </table:table-cell>
          <table:table-cell office:value-type="float" office:value="135.4" table:style-name="ce15">
            <text:p>135.4<text:s/></text:p>
          </table:table-cell>
          <table:table-cell office:value-type="float" office:value="137.80000000000001" table:style-name="ce15">
            <text:p>137.8<text:s/></text:p>
          </table:table-cell>
          <table:table-cell office:value-type="float" office:value="143.5" table:style-name="ce15">
            <text:p>143.5<text:s/></text:p>
          </table:table-cell>
          <table:table-cell table:number-columns-repeated="16368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23.8" table:style-name="ce15">
            <text:p>23.8<text:s/></text:p>
          </table:table-cell>
          <table:table-cell office:value-type="float" office:value="26.6" table:style-name="ce15">
            <text:p>26.6<text:s/></text:p>
          </table:table-cell>
          <table:table-cell office:value-type="float" office:value="28.3" table:style-name="ce15">
            <text:p>28.3<text:s/></text:p>
          </table:table-cell>
          <table:table-cell office:value-type="float" office:value="31.8" table:style-name="ce15">
            <text:p>31.8<text:s/></text:p>
          </table:table-cell>
          <table:table-cell office:value-type="float" office:value="36.700000000000003" table:style-name="ce15">
            <text:p>36.7<text:s/></text:p>
          </table:table-cell>
          <table:table-cell office:value-type="float" office:value="39.799999999999997" table:style-name="ce15">
            <text:p>39.8<text:s/></text:p>
          </table:table-cell>
          <table:table-cell office:value-type="float" office:value="47.3" table:style-name="ce15">
            <text:p>47.3<text:s/></text:p>
          </table:table-cell>
          <table:table-cell table:style-name="ce15"/>
          <table:table-cell office:value-type="float" office:value="125.8" table:style-name="ce15">
            <text:p>125.8<text:s/></text:p>
          </table:table-cell>
          <table:table-cell office:value-type="float" office:value="131" table:style-name="ce15">
            <text:p>131.0<text:s/></text:p>
          </table:table-cell>
          <table:table-cell office:value-type="float" office:value="133" table:style-name="ce15">
            <text:p>133.0<text:s/></text:p>
          </table:table-cell>
          <table:table-cell office:value-type="float" office:value="137.5" table:style-name="ce15">
            <text:p>137.5<text:s/></text:p>
          </table:table-cell>
          <table:table-cell office:value-type="float" office:value="142.30000000000001" table:style-name="ce15">
            <text:p>142.3<text:s/></text:p>
          </table:table-cell>
          <table:table-cell office:value-type="float" office:value="144.80000000000001" table:style-name="ce15">
            <text:p>144.8<text:s/></text:p>
          </table:table-cell>
          <table:table-cell office:value-type="float" office:value="150.80000000000001" table:style-name="ce15">
            <text:p>150.8<text:s/></text:p>
          </table:table-cell>
          <table:table-cell table:number-columns-repeated="16368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26.5" table:style-name="ce15">
            <text:p>26.5<text:s/></text:p>
          </table:table-cell>
          <table:table-cell office:value-type="float" office:value="30.3" table:style-name="ce15">
            <text:p>30.3<text:s/></text:p>
          </table:table-cell>
          <table:table-cell office:value-type="float" office:value="32.5" table:style-name="ce15">
            <text:p>32.5<text:s/></text:p>
          </table:table-cell>
          <table:table-cell office:value-type="float" office:value="36.9" table:style-name="ce15">
            <text:p>36.9<text:s/></text:p>
          </table:table-cell>
          <table:table-cell office:value-type="float" office:value="42.2" table:style-name="ce15">
            <text:p>42.2<text:s/></text:p>
          </table:table-cell>
          <table:table-cell office:value-type="float" office:value="45.5" table:style-name="ce15">
            <text:p>45.5<text:s/></text:p>
          </table:table-cell>
          <table:table-cell office:value-type="float" office:value="52.7" table:style-name="ce15">
            <text:p>52.7<text:s/></text:p>
          </table:table-cell>
          <table:table-cell table:style-name="ce15"/>
          <table:table-cell office:value-type="float" office:value="131.80000000000001" table:style-name="ce15">
            <text:p>131.8<text:s/></text:p>
          </table:table-cell>
          <table:table-cell office:value-type="float" office:value="137.5" table:style-name="ce15">
            <text:p>137.5<text:s/></text:p>
          </table:table-cell>
          <table:table-cell office:value-type="float" office:value="139.80000000000001" table:style-name="ce15">
            <text:p>139.8<text:s/></text:p>
          </table:table-cell>
          <table:table-cell office:value-type="float" office:value="144.5" table:style-name="ce15">
            <text:p>144.5<text:s/></text:p>
          </table:table-cell>
          <table:table-cell office:value-type="float" office:value="149.4" table:style-name="ce15">
            <text:p>149.4<text:s/></text:p>
          </table:table-cell>
          <table:table-cell office:value-type="float" office:value="151.80000000000001" table:style-name="ce15">
            <text:p>151.8<text:s/></text:p>
          </table:table-cell>
          <table:table-cell office:value-type="float" office:value="157.30000000000001" table:style-name="ce15">
            <text:p>157.3<text:s/></text:p>
          </table:table-cell>
          <table:table-cell table:number-columns-repeated="16368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29.8" table:style-name="ce15">
            <text:p>29.8<text:s/></text:p>
          </table:table-cell>
          <table:table-cell office:value-type="float" office:value="34.799999999999997" table:style-name="ce15">
            <text:p>34.8<text:s/></text:p>
          </table:table-cell>
          <table:table-cell office:value-type="float" office:value="37.1" table:style-name="ce15">
            <text:p>37.1<text:s/></text:p>
          </table:table-cell>
          <table:table-cell office:value-type="float" office:value="41.7" table:style-name="ce15">
            <text:p>41.7<text:s/></text:p>
          </table:table-cell>
          <table:table-cell office:value-type="float" office:value="47" table:style-name="ce15">
            <text:p>47.0<text:s/></text:p>
          </table:table-cell>
          <table:table-cell office:value-type="float" office:value="50.1" table:style-name="ce15">
            <text:p>50.1<text:s/></text:p>
          </table:table-cell>
          <table:table-cell office:value-type="float" office:value="57.8" table:style-name="ce15">
            <text:p>57.8<text:s/></text:p>
          </table:table-cell>
          <table:table-cell table:style-name="ce15"/>
          <table:table-cell office:value-type="float" office:value="137.9" table:style-name="ce15">
            <text:p>137.9<text:s/></text:p>
          </table:table-cell>
          <table:table-cell office:value-type="float" office:value="143.80000000000001" table:style-name="ce15">
            <text:p>143.8<text:s/></text:p>
          </table:table-cell>
          <table:table-cell office:value-type="float" office:value="146.30000000000001" table:style-name="ce15">
            <text:p>146.3<text:s/></text:p>
          </table:table-cell>
          <table:table-cell office:value-type="float" office:value="150.5" table:style-name="ce15">
            <text:p>150.5<text:s/></text:p>
          </table:table-cell>
          <table:table-cell office:value-type="float" office:value="154.9" table:style-name="ce15">
            <text:p>154.9<text:s/></text:p>
          </table:table-cell>
          <table:table-cell office:value-type="float" office:value="157" table:style-name="ce15">
            <text:p>157.0<text:s/></text:p>
          </table:table-cell>
          <table:table-cell office:value-type="float" office:value="161.80000000000001" table:style-name="ce15">
            <text:p>161.8<text:s/></text:p>
          </table:table-cell>
          <table:table-cell table:number-columns-repeated="16368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33.5" table:style-name="ce15">
            <text:p>33.5<text:s/></text:p>
          </table:table-cell>
          <table:table-cell office:value-type="float" office:value="38.700000000000003" table:style-name="ce15">
            <text:p>38.7<text:s/></text:p>
          </table:table-cell>
          <table:table-cell office:value-type="float" office:value="40.9" table:style-name="ce15">
            <text:p>40.9<text:s/></text:p>
          </table:table-cell>
          <table:table-cell office:value-type="float" office:value="45.4" table:style-name="ce15">
            <text:p>45.4<text:s/></text:p>
          </table:table-cell>
          <table:table-cell office:value-type="float" office:value="50.5" table:style-name="ce15">
            <text:p>50.5<text:s/></text:p>
          </table:table-cell>
          <table:table-cell office:value-type="float" office:value="53.5" table:style-name="ce15">
            <text:p>53.5<text:s/></text:p>
          </table:table-cell>
          <table:table-cell office:value-type="float" office:value="61.2" table:style-name="ce15">
            <text:p>61.2<text:s/></text:p>
          </table:table-cell>
          <table:table-cell table:style-name="ce15"/>
          <table:table-cell office:value-type="float" office:value="143.19999999999999" table:style-name="ce15">
            <text:p>143.2<text:s/></text:p>
          </table:table-cell>
          <table:table-cell office:value-type="float" office:value="148.5" table:style-name="ce15">
            <text:p>148.5<text:s/></text:p>
          </table:table-cell>
          <table:table-cell office:value-type="float" office:value="150.69999999999999" table:style-name="ce15">
            <text:p>150.7<text:s/></text:p>
          </table:table-cell>
          <table:table-cell office:value-type="float" office:value="154.5" table:style-name="ce15">
            <text:p>154.5<text:s/></text:p>
          </table:table-cell>
          <table:table-cell office:value-type="float" office:value="158.4" table:style-name="ce15">
            <text:p>158.4<text:s/></text:p>
          </table:table-cell>
          <table:table-cell office:value-type="float" office:value="160.30000000000001" table:style-name="ce15">
            <text:p>160.3<text:s/></text:p>
          </table:table-cell>
          <table:table-cell office:value-type="float" office:value="164.8" table:style-name="ce15">
            <text:p>164.8<text:s/></text:p>
          </table:table-cell>
          <table:table-cell table:number-columns-repeated="16368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37.1" table:style-name="ce15">
            <text:p>37.1<text:s/></text:p>
          </table:table-cell>
          <table:table-cell office:value-type="float" office:value="41.7" table:style-name="ce15">
            <text:p>41.7<text:s/></text:p>
          </table:table-cell>
          <table:table-cell office:value-type="float" office:value="43.8" table:style-name="ce15">
            <text:p>43.8<text:s/></text:p>
          </table:table-cell>
          <table:table-cell office:value-type="float" office:value="48.1" table:style-name="ce15">
            <text:p>48.1<text:s/></text:p>
          </table:table-cell>
          <table:table-cell office:value-type="float" office:value="53" table:style-name="ce15">
            <text:p>53.0<text:s/></text:p>
          </table:table-cell>
          <table:table-cell office:value-type="float" office:value="56" table:style-name="ce15">
            <text:p>56.0<text:s/></text:p>
          </table:table-cell>
          <table:table-cell office:value-type="float" office:value="63.9" table:style-name="ce15">
            <text:p>63.9<text:s/></text:p>
          </table:table-cell>
          <table:table-cell table:style-name="ce15"/>
          <table:table-cell office:value-type="float" office:value="146.80000000000001" table:style-name="ce15">
            <text:p>146.8<text:s/></text:p>
          </table:table-cell>
          <table:table-cell office:value-type="float" office:value="151.30000000000001" table:style-name="ce15">
            <text:p>151.3<text:s/></text:p>
          </table:table-cell>
          <table:table-cell office:value-type="float" office:value="153.19999999999999" table:style-name="ce15">
            <text:p>153.2<text:s/></text:p>
          </table:table-cell>
          <table:table-cell office:value-type="float" office:value="156.80000000000001" table:style-name="ce15">
            <text:p>156.8<text:s/></text:p>
          </table:table-cell>
          <table:table-cell office:value-type="float" office:value="160.4" table:style-name="ce15">
            <text:p>160.4<text:s/></text:p>
          </table:table-cell>
          <table:table-cell office:value-type="float" office:value="162.30000000000001" table:style-name="ce15">
            <text:p>162.3<text:s/></text:p>
          </table:table-cell>
          <table:table-cell office:value-type="float" office:value="167" table:style-name="ce15">
            <text:p>167.0<text:s/></text:p>
          </table:table-cell>
          <table:table-cell table:number-columns-repeated="16368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39.299999999999997" table:style-name="ce15">
            <text:p>39.3<text:s/></text:p>
          </table:table-cell>
          <table:table-cell office:value-type="float" office:value="43.8" table:style-name="ce15">
            <text:p>43.8<text:s/></text:p>
          </table:table-cell>
          <table:table-cell office:value-type="float" office:value="45.7" table:style-name="ce15">
            <text:p>45.7<text:s/></text:p>
          </table:table-cell>
          <table:table-cell office:value-type="float" office:value="49.6" table:style-name="ce15">
            <text:p>49.6<text:s/></text:p>
          </table:table-cell>
          <table:table-cell office:value-type="float" office:value="54.5" table:style-name="ce15">
            <text:p>54.5<text:s/></text:p>
          </table:table-cell>
          <table:table-cell office:value-type="float" office:value="57.5" table:style-name="ce15">
            <text:p>57.5<text:s/></text:p>
          </table:table-cell>
          <table:table-cell office:value-type="float" office:value="65.5" table:style-name="ce15">
            <text:p>65.5<text:s/></text:p>
          </table:table-cell>
          <table:table-cell table:style-name="ce15"/>
          <table:table-cell office:value-type="float" office:value="148.5" table:style-name="ce15">
            <text:p>148.5<text:s/></text:p>
          </table:table-cell>
          <table:table-cell office:value-type="float" office:value="152.5" table:style-name="ce15">
            <text:p>152.5<text:s/></text:p>
          </table:table-cell>
          <table:table-cell office:value-type="float" office:value="154.5" table:style-name="ce15">
            <text:p>154.5<text:s/></text:p>
          </table:table-cell>
          <table:table-cell office:value-type="float" office:value="157.9" table:style-name="ce15">
            <text:p>157.9<text:s/></text:p>
          </table:table-cell>
          <table:table-cell office:value-type="float" office:value="161.5" table:style-name="ce15">
            <text:p>161.5<text:s/></text:p>
          </table:table-cell>
          <table:table-cell office:value-type="float" office:value="163.5" table:style-name="ce15">
            <text:p>163.5<text:s/></text:p>
          </table:table-cell>
          <table:table-cell office:value-type="float" office:value="168.2" table:style-name="ce15">
            <text:p>168.2<text:s/></text:p>
          </table:table-cell>
          <table:table-cell table:number-columns-repeated="16368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40.5" table:style-name="ce15">
            <text:p>40.5<text:s/></text:p>
          </table:table-cell>
          <table:table-cell office:value-type="float" office:value="44.8" table:style-name="ce15">
            <text:p>44.8<text:s/></text:p>
          </table:table-cell>
          <table:table-cell office:value-type="float" office:value="46.7" table:style-name="ce15">
            <text:p>46.7<text:s/></text:p>
          </table:table-cell>
          <table:table-cell office:value-type="float" office:value="50.5" table:style-name="ce15">
            <text:p>50.5<text:s/></text:p>
          </table:table-cell>
          <table:table-cell office:value-type="float" office:value="55" table:style-name="ce15">
            <text:p>55.0<text:s/></text:p>
          </table:table-cell>
          <table:table-cell office:value-type="float" office:value="58" table:style-name="ce15">
            <text:p>58.0<text:s/></text:p>
          </table:table-cell>
          <table:table-cell office:value-type="float" office:value="66.2" table:style-name="ce15">
            <text:p>66.2<text:s/></text:p>
          </table:table-cell>
          <table:table-cell table:style-name="ce15"/>
          <table:table-cell office:value-type="float" office:value="149.5" table:style-name="ce15">
            <text:p>149.5<text:s/></text:p>
          </table:table-cell>
          <table:table-cell office:value-type="float" office:value="153.5" table:style-name="ce15">
            <text:p>153.5<text:s/></text:p>
          </table:table-cell>
          <table:table-cell office:value-type="float" office:value="155.30000000000001" table:style-name="ce15">
            <text:p>155.3<text:s/></text:p>
          </table:table-cell>
          <table:table-cell office:value-type="float" office:value="158.69999999999999" table:style-name="ce15">
            <text:p>158.7<text:s/></text:p>
          </table:table-cell>
          <table:table-cell office:value-type="float" office:value="162.30000000000001" table:style-name="ce15">
            <text:p>162.3<text:s/></text:p>
          </table:table-cell>
          <table:table-cell office:value-type="float" office:value="164.2" table:style-name="ce15">
            <text:p>164.2<text:s/></text:p>
          </table:table-cell>
          <table:table-cell office:value-type="float" office:value="168.8" table:style-name="ce15">
            <text:p>168.8<text:s/></text:p>
          </table:table-cell>
          <table:table-cell table:number-columns-repeated="16368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41.5" table:style-name="ce15">
            <text:p>41.5<text:s/></text:p>
          </table:table-cell>
          <table:table-cell office:value-type="float" office:value="45.2" table:style-name="ce15">
            <text:p>45.2<text:s/></text:p>
          </table:table-cell>
          <table:table-cell office:value-type="float" office:value="47.2" table:style-name="ce15">
            <text:p>47.2<text:s/></text:p>
          </table:table-cell>
          <table:table-cell office:value-type="float" office:value="51" table:style-name="ce15">
            <text:p>51.0<text:s/></text:p>
          </table:table-cell>
          <table:table-cell office:value-type="float" office:value="55" table:style-name="ce15">
            <text:p>55.0<text:s/></text:p>
          </table:table-cell>
          <table:table-cell office:value-type="float" office:value="58" table:style-name="ce15">
            <text:p>58.0<text:s/></text:p>
          </table:table-cell>
          <table:table-cell office:value-type="float" office:value="66.739999999999995" table:style-name="ce15">
            <text:p>66.7<text:s/></text:p>
          </table:table-cell>
          <table:table-cell table:style-name="ce15"/>
          <table:table-cell office:value-type="float" office:value="150" table:style-name="ce15">
            <text:p>150.0<text:s/></text:p>
          </table:table-cell>
          <table:table-cell office:value-type="float" office:value="154" table:style-name="ce15">
            <text:p>154.0<text:s/></text:p>
          </table:table-cell>
          <table:table-cell office:value-type="float" office:value="155.80000000000001" table:style-name="ce15">
            <text:p>155.8<text:s/></text:p>
          </table:table-cell>
          <table:table-cell office:value-type="float" office:value="159.30000000000001" table:style-name="ce15">
            <text:p>159.3<text:s/></text:p>
          </table:table-cell>
          <table:table-cell office:value-type="float" office:value="162.80000000000001" table:style-name="ce15">
            <text:p>162.8<text:s/></text:p>
          </table:table-cell>
          <table:table-cell office:value-type="float" office:value="164.7" table:style-name="ce15">
            <text:p>164.7<text:s/></text:p>
          </table:table-cell>
          <table:table-cell office:value-type="float" office:value="169" table:style-name="ce15">
            <text:p>169.0<text:s/></text:p>
          </table:table-cell>
          <table:table-cell table:number-columns-repeated="16368"/>
        </table:table-row>
        <table:table-row table:style-name="ro8">
          <table:table-cell office:value-type="string" table:number-columns-spanned="16" table:number-rows-spanned="1" table:style-name="ce14">
            <text:p>說明：本表係依據陳偉德醫師及張美惠醫師<text:span text:style-name="T2">2010<text:s/></text:span>年發表之研究成果制定。</text:p>
            <text:p>一、<text:span text:style-name="T2">0-5</text:span>歲之體位，係採用世界衛生組織<text:span text:style-name="T2">(WHO0</text:span>公布之「國際嬰幼兒生長標準」。</text:p>
            <text:p>二、<text:span text:style-name="T2">7-18<text:s/></text:span>歲之體位標準曲線，係依據<text:span text:style-name="T2">1997<text:s/></text:span>年台閩地區中小學學生體適能<text:span text:style-name="T2">(800/1600<text:s/></text:span>公尺跑走、屈膝</text:p>
            <text:p><text:span text:style-name="T2"><text:s text:c="7"/></text:span>仰臥起坐、立定跳遠、坐姿體前彎四項測驗成績皆優於<text:span text:style-name="T2">25<text:s/></text:span>百分位值之個案<text:span text:style-name="T2">)</text:span>檢測資料。</text:p>
            <text:p>三、<text:span text:style-name="T2">5-7<text:s/></text:span>歲銜接點部份，係參考<text:span text:style-name="T2">WHO BMI rebound<text:s/></text:span>趨勢，銜接前揭兩部份數據。</text:p>
          </table:table-cell>
          <table:covered-table-cell table:number-columns-repeated="15"/>
          <table:table-cell table:number-columns-repeated="16368"/>
        </table:table-row>
        <table:table-row table:number-rows-repeated="1048547" table:style-name="ro2">
          <table:table-cell table:number-columns-repeated="16384"/>
        </table:table-row>
      </table:table>
      <table:table table:name="表3" table:style-name="ta3"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2" table:default-cell-style-name="ce5"/>
        <table:table-column table:style-name="co3" table:default-cell-style-name="ce5"/>
        <table:table-column table:style-name="co11" table:number-columns-repeated="3" table:default-cell-style-name="ce5"/>
        <table:table-column table:style-name="co4" table:number-columns-repeated="16375" table:default-cell-style-name="ce5"/>
        <table:table-row table:style-name="ro7">
          <table:table-cell office:value-type="string" table:number-columns-spanned="9" table:number-rows-spanned="1" table:style-name="ce10">
            <text:p>表<text:span text:style-name="T2">3<text:s text:c="2"/></text:span>兒童生長身體質量指數<text:span text:style-name="T2">(BMI)</text:span>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1" table:number-rows-spanned="3" table:style-name="ce11">
            <text:p>年齡</text:p>
            <text:p>(歲)</text:p>
          </table:table-cell>
          <table:table-cell office:value-type="string" table:number-columns-spanned="4" table:number-rows-spanned="1" table:style-name="ce12">
            <text:p>男生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12">
            <text:p>女生</text:p>
          </table:table-cell>
          <table:covered-table-cell table:number-columns-repeated="3"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3">
            <text:p>過輕</text:p>
          </table:table-cell>
          <table:table-cell office:value-type="string" table:style-name="ce3">
            <text:p>正常範圍</text:p>
          </table:table-cell>
          <table:table-cell office:value-type="string" table:style-name="ce3">
            <text:p>過重</text:p>
          </table:table-cell>
          <table:table-cell office:value-type="string" table:style-name="ce3">
            <text:p>肥胖</text:p>
          </table:table-cell>
          <table:table-cell table:style-name="ce4"/>
          <table:table-cell office:value-type="string" table:style-name="ce3">
            <text:p>過輕</text:p>
          </table:table-cell>
          <table:table-cell office:value-type="string" table:style-name="ce3">
            <text:p>正常範圍</text:p>
          </table:table-cell>
          <table:table-cell office:value-type="string" table:style-name="ce3">
            <text:p>過重</text:p>
          </table:table-cell>
          <table:table-cell office:value-type="string" table:style-name="ce3">
            <text:p>肥胖</text:p>
          </table:table-cell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4">
            <text:p>BMI&lt;</text:p>
          </table:table-cell>
          <table:table-cell office:value-type="string" table:style-name="ce4">
            <text:p>BMI<text:span text:style-name="T1">介於</text:span></text:p>
          </table:table-cell>
          <table:table-cell office:value-type="string" table:style-name="ce4">
            <text:p>BMI<text:span text:style-name="T1">≧</text:span></text:p>
          </table:table-cell>
          <table:table-cell office:value-type="string" table:style-name="ce4">
            <text:p>BMI<text:span text:style-name="T1">≧</text:span></text:p>
          </table:table-cell>
          <table:table-cell table:style-name="ce4"/>
          <table:table-cell office:value-type="string" table:style-name="ce4">
            <text:p>BMI&lt;</text:p>
          </table:table-cell>
          <table:table-cell office:value-type="string" table:style-name="ce4">
            <text:p>BMI<text:span text:style-name="T1">介於</text:span></text:p>
          </table:table-cell>
          <table:table-cell office:value-type="string" table:style-name="ce4">
            <text:p>BMI<text:span text:style-name="T1">≧</text:span></text:p>
          </table:table-cell>
          <table:table-cell office:value-type="string" table:style-name="ce4">
            <text:p>BMI<text:span text:style-name="T1">≧</text:span></text:p>
          </table:table-cell>
          <table:table-cell table:number-columns-repeated="16374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14.2" table:style-name="ce7">
            <text:p>14.2<text:s/></text:p>
          </table:table-cell>
          <table:table-cell office:value-type="string" table:style-name="ce6">
            <text:p>14.2-17.4</text:p>
          </table:table-cell>
          <table:table-cell office:value-type="float" office:value="17.399999999999999" table:style-name="ce7">
            <text:p>17.4<text:s/></text:p>
          </table:table-cell>
          <table:table-cell office:value-type="float" office:value="18.3" table:style-name="ce7">
            <text:p>18.3<text:s/></text:p>
          </table:table-cell>
          <table:table-cell table:style-name="ce7"/>
          <table:table-cell office:value-type="float" office:value="13.7" table:style-name="ce7">
            <text:p>13.7<text:s/></text:p>
          </table:table-cell>
          <table:table-cell office:value-type="string" table:style-name="ce6">
            <text:p>13.7-17.2</text:p>
          </table:table-cell>
          <table:table-cell office:value-type="float" office:value="17.2" table:style-name="ce7">
            <text:p>17.2<text:s/></text:p>
          </table:table-cell>
          <table:table-cell office:value-type="float" office:value="18.100000000000001" table:style-name="ce7">
            <text:p>18.1<text:s/></text:p>
          </table:table-cell>
          <table:table-cell table:number-columns-repeated="16374"/>
        </table:table-row>
        <table:table-row table:style-name="ro2">
          <table:table-cell office:value-type="float" office:value="2.5" table:style-name="ce6">
            <text:p>2.5</text:p>
          </table:table-cell>
          <table:table-cell office:value-type="float" office:value="13.9" table:style-name="ce7">
            <text:p>13.9<text:s/></text:p>
          </table:table-cell>
          <table:table-cell office:value-type="string" table:style-name="ce6">
            <text:p>13.9-17.2</text:p>
          </table:table-cell>
          <table:table-cell office:value-type="float" office:value="17.2" table:style-name="ce7">
            <text:p>17.2<text:s/></text:p>
          </table:table-cell>
          <table:table-cell office:value-type="float" office:value="18" table:style-name="ce7">
            <text:p>18.0<text:s/></text:p>
          </table:table-cell>
          <table:table-cell table:style-name="ce7"/>
          <table:table-cell office:value-type="float" office:value="13.6" table:style-name="ce7">
            <text:p>13.6<text:s/></text:p>
          </table:table-cell>
          <table:table-cell office:value-type="string" table:style-name="ce6">
            <text:p>13.6-17.0</text:p>
          </table:table-cell>
          <table:table-cell office:value-type="float" office:value="17" table:style-name="ce7">
            <text:p>17.0<text:s/></text:p>
          </table:table-cell>
          <table:table-cell office:value-type="float" office:value="17.899999999999999" table:style-name="ce7">
            <text:p>17.9<text:s/></text:p>
          </table:table-cell>
          <table:table-cell table:number-columns-repeated="16374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13.7" table:style-name="ce7">
            <text:p>13.7<text:s/></text:p>
          </table:table-cell>
          <table:table-cell office:value-type="string" table:style-name="ce6">
            <text:p>13.7-17.0</text:p>
          </table:table-cell>
          <table:table-cell office:value-type="float" office:value="17" table:style-name="ce7">
            <text:p>17.0<text:s/></text:p>
          </table:table-cell>
          <table:table-cell office:value-type="float" office:value="17.8" table:style-name="ce7">
            <text:p>17.8<text:s/></text:p>
          </table:table-cell>
          <table:table-cell table:style-name="ce7"/>
          <table:table-cell office:value-type="float" office:value="13.5" table:style-name="ce7">
            <text:p>13.5<text:s/></text:p>
          </table:table-cell>
          <table:table-cell office:value-type="string" table:style-name="ce6">
            <text:p>13.5-16.9</text:p>
          </table:table-cell>
          <table:table-cell office:value-type="float" office:value="16.899999999999999" table:style-name="ce7">
            <text:p>16.9<text:s/></text:p>
          </table:table-cell>
          <table:table-cell office:value-type="float" office:value="17.8" table:style-name="ce7">
            <text:p>17.8<text:s/></text:p>
          </table:table-cell>
          <table:table-cell table:number-columns-repeated="16374"/>
        </table:table-row>
        <table:table-row table:style-name="ro2">
          <table:table-cell office:value-type="float" office:value="3.5" table:style-name="ce6">
            <text:p>3.5</text:p>
          </table:table-cell>
          <table:table-cell office:value-type="float" office:value="13.6" table:style-name="ce7">
            <text:p>13.6<text:s/></text:p>
          </table:table-cell>
          <table:table-cell office:value-type="string" table:style-name="ce6">
            <text:p>13.6-16.8</text:p>
          </table:table-cell>
          <table:table-cell office:value-type="float" office:value="16.8" table:style-name="ce7">
            <text:p>16.8<text:s/></text:p>
          </table:table-cell>
          <table:table-cell office:value-type="float" office:value="17.7" table:style-name="ce7">
            <text:p>17.7<text:s/></text:p>
          </table:table-cell>
          <table:table-cell table:style-name="ce7"/>
          <table:table-cell office:value-type="float" office:value="13.3" table:style-name="ce7">
            <text:p>13.3<text:s/></text:p>
          </table:table-cell>
          <table:table-cell office:value-type="string" table:style-name="ce6">
            <text:p>13.3-16.8</text:p>
          </table:table-cell>
          <table:table-cell office:value-type="float" office:value="16.8" table:style-name="ce7">
            <text:p>16.8<text:s/></text:p>
          </table:table-cell>
          <table:table-cell office:value-type="float" office:value="17.8" table:style-name="ce7">
            <text:p>17.8<text:s/>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3.4" table:style-name="ce7">
            <text:p>13.4<text:s/></text:p>
          </table:table-cell>
          <table:table-cell office:value-type="string" table:style-name="ce6">
            <text:p>13.4-16.7</text:p>
          </table:table-cell>
          <table:table-cell office:value-type="float" office:value="16.7" table:style-name="ce7">
            <text:p>16.7<text:s/></text:p>
          </table:table-cell>
          <table:table-cell office:value-type="float" office:value="17.600000000000001" table:style-name="ce7">
            <text:p>17.6<text:s/></text:p>
          </table:table-cell>
          <table:table-cell table:style-name="ce7"/>
          <table:table-cell office:value-type="float" office:value="13.2" table:style-name="ce7">
            <text:p>13.2<text:s/></text:p>
          </table:table-cell>
          <table:table-cell office:value-type="string" table:style-name="ce6">
            <text:p>13.2-16.8</text:p>
          </table:table-cell>
          <table:table-cell office:value-type="float" office:value="16.8" table:style-name="ce7">
            <text:p>16.8<text:s/></text:p>
          </table:table-cell>
          <table:table-cell office:value-type="float" office:value="17.899999999999999" table:style-name="ce7">
            <text:p>17.9<text:s/></text:p>
          </table:table-cell>
          <table:table-cell table:number-columns-repeated="16374"/>
        </table:table-row>
        <table:table-row table:style-name="ro2">
          <table:table-cell office:value-type="float" office:value="4.5" table:style-name="ce6">
            <text:p>4.5</text:p>
          </table:table-cell>
          <table:table-cell office:value-type="float" office:value="13.3" table:style-name="ce7">
            <text:p>13.3<text:s/></text:p>
          </table:table-cell>
          <table:table-cell office:value-type="string" table:style-name="ce6">
            <text:p>13.3-16.7</text:p>
          </table:table-cell>
          <table:table-cell office:value-type="float" office:value="16.7" table:style-name="ce7">
            <text:p>16.7<text:s/></text:p>
          </table:table-cell>
          <table:table-cell office:value-type="float" office:value="17.600000000000001" table:style-name="ce7">
            <text:p>17.6<text:s/></text:p>
          </table:table-cell>
          <table:table-cell table:style-name="ce7"/>
          <table:table-cell office:value-type="float" office:value="13.1" table:style-name="ce7">
            <text:p>13.1<text:s/></text:p>
          </table:table-cell>
          <table:table-cell office:value-type="string" table:style-name="ce6">
            <text:p>13.1-16.9</text:p>
          </table:table-cell>
          <table:table-cell office:value-type="float" office:value="16.899999999999999" table:style-name="ce7">
            <text:p>16.9<text:s/></text:p>
          </table:table-cell>
          <table:table-cell office:value-type="float" office:value="18" table:style-name="ce7">
            <text:p>18.0<text:s/></text:p>
          </table:table-cell>
          <table:table-cell table:number-columns-repeated="16374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13.3" table:style-name="ce7">
            <text:p>13.3<text:s/></text:p>
          </table:table-cell>
          <table:table-cell office:value-type="string" table:style-name="ce6">
            <text:p>13.3-16.7</text:p>
          </table:table-cell>
          <table:table-cell office:value-type="float" office:value="16.7" table:style-name="ce7">
            <text:p>16.7<text:s/></text:p>
          </table:table-cell>
          <table:table-cell office:value-type="float" office:value="17.7" table:style-name="ce7">
            <text:p>17.7<text:s/></text:p>
          </table:table-cell>
          <table:table-cell table:style-name="ce7"/>
          <table:table-cell office:value-type="float" office:value="13.1" table:style-name="ce7">
            <text:p>13.1<text:s/></text:p>
          </table:table-cell>
          <table:table-cell office:value-type="string" table:style-name="ce6">
            <text:p>13.1-17.0</text:p>
          </table:table-cell>
          <table:table-cell office:value-type="float" office:value="17" table:style-name="ce7">
            <text:p>17.0<text:s/></text:p>
          </table:table-cell>
          <table:table-cell office:value-type="float" office:value="18.100000000000001" table:style-name="ce7">
            <text:p>18.1<text:s/></text:p>
          </table:table-cell>
          <table:table-cell table:number-columns-repeated="16374"/>
        </table:table-row>
        <table:table-row table:style-name="ro2">
          <table:table-cell office:value-type="float" office:value="5.5" table:style-name="ce6">
            <text:p>5.5</text:p>
          </table:table-cell>
          <table:table-cell office:value-type="float" office:value="13.4" table:style-name="ce7">
            <text:p>13.4<text:s/></text:p>
          </table:table-cell>
          <table:table-cell office:value-type="string" table:style-name="ce6">
            <text:p>13.4-16.7</text:p>
          </table:table-cell>
          <table:table-cell office:value-type="float" office:value="16.7" table:style-name="ce7">
            <text:p>16.7<text:s/></text:p>
          </table:table-cell>
          <table:table-cell office:value-type="float" office:value="18" table:style-name="ce7">
            <text:p>18.0<text:s/></text:p>
          </table:table-cell>
          <table:table-cell table:style-name="ce7"/>
          <table:table-cell office:value-type="float" office:value="13.1" table:style-name="ce7">
            <text:p>13.1<text:s/></text:p>
          </table:table-cell>
          <table:table-cell office:value-type="string" table:style-name="ce6">
            <text:p>13.1-17.0</text:p>
          </table:table-cell>
          <table:table-cell office:value-type="float" office:value="17" table:style-name="ce7">
            <text:p>17.0<text:s/></text:p>
          </table:table-cell>
          <table:table-cell office:value-type="float" office:value="18.3" table:style-name="ce7">
            <text:p>18.3<text:s/>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13.5" table:style-name="ce7">
            <text:p>13.5<text:s/></text:p>
          </table:table-cell>
          <table:table-cell office:value-type="string" table:style-name="ce6">
            <text:p>13.5-16.9</text:p>
          </table:table-cell>
          <table:table-cell office:value-type="float" office:value="16.899999999999999" table:style-name="ce7">
            <text:p>16.9<text:s/></text:p>
          </table:table-cell>
          <table:table-cell office:value-type="float" office:value="18.5" table:style-name="ce7">
            <text:p>18.5<text:s/></text:p>
          </table:table-cell>
          <table:table-cell table:style-name="ce7"/>
          <table:table-cell office:value-type="float" office:value="13.1" table:style-name="ce7">
            <text:p>13.1<text:s/></text:p>
          </table:table-cell>
          <table:table-cell office:value-type="string" table:style-name="ce6">
            <text:p>13.1-17.2</text:p>
          </table:table-cell>
          <table:table-cell office:value-type="float" office:value="17.2" table:style-name="ce7">
            <text:p>17.2<text:s/></text:p>
          </table:table-cell>
          <table:table-cell office:value-type="float" office:value="18.8" table:style-name="ce7">
            <text:p>18.8<text:s/></text:p>
          </table:table-cell>
          <table:table-cell table:number-columns-repeated="16374"/>
        </table:table-row>
        <table:table-row table:style-name="ro2">
          <table:table-cell office:value-type="float" office:value="6.5" table:style-name="ce6">
            <text:p>6.5</text:p>
          </table:table-cell>
          <table:table-cell office:value-type="float" office:value="13.6" table:style-name="ce7">
            <text:p>13.6<text:s/></text:p>
          </table:table-cell>
          <table:table-cell office:value-type="string" table:style-name="ce6">
            <text:p>13.6-17.3</text:p>
          </table:table-cell>
          <table:table-cell office:value-type="float" office:value="17.3" table:style-name="ce7">
            <text:p>17.3<text:s/></text:p>
          </table:table-cell>
          <table:table-cell office:value-type="float" office:value="19.2" table:style-name="ce7">
            <text:p>19.2<text:s/></text:p>
          </table:table-cell>
          <table:table-cell table:style-name="ce7"/>
          <table:table-cell office:value-type="float" office:value="13.2" table:style-name="ce7">
            <text:p>13.2<text:s/></text:p>
          </table:table-cell>
          <table:table-cell office:value-type="string" table:style-name="ce6">
            <text:p>13.2-17.5</text:p>
          </table:table-cell>
          <table:table-cell office:value-type="float" office:value="17.5" table:style-name="ce7">
            <text:p>17.5<text:s/></text:p>
          </table:table-cell>
          <table:table-cell office:value-type="float" office:value="19.2" table:style-name="ce7">
            <text:p>19.2<text:s/></text:p>
          </table:table-cell>
          <table:table-cell table:number-columns-repeated="16374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13.8" table:style-name="ce7">
            <text:p>13.8<text:s/></text:p>
          </table:table-cell>
          <table:table-cell office:value-type="string" table:style-name="ce6">
            <text:p>13.8-17.9</text:p>
          </table:table-cell>
          <table:table-cell office:value-type="float" office:value="17.899999999999999" table:style-name="ce7">
            <text:p>17.9<text:s/></text:p>
          </table:table-cell>
          <table:table-cell office:value-type="float" office:value="20.3" table:style-name="ce7">
            <text:p>20.3<text:s/></text:p>
          </table:table-cell>
          <table:table-cell table:style-name="ce7"/>
          <table:table-cell office:value-type="float" office:value="13.4" table:style-name="ce7">
            <text:p>13.4<text:s/></text:p>
          </table:table-cell>
          <table:table-cell office:value-type="string" table:style-name="ce6">
            <text:p>13.4-17.7</text:p>
          </table:table-cell>
          <table:table-cell office:value-type="float" office:value="17.7" table:style-name="ce7">
            <text:p>17.7<text:s/></text:p>
          </table:table-cell>
          <table:table-cell office:value-type="float" office:value="19.600000000000001" table:style-name="ce7">
            <text:p>19.6<text:s/></text:p>
          </table:table-cell>
          <table:table-cell table:number-columns-repeated="16374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14.1" table:style-name="ce7">
            <text:p>14.1<text:s/></text:p>
          </table:table-cell>
          <table:table-cell office:value-type="string" table:style-name="ce6">
            <text:p>14.1-19.0</text:p>
          </table:table-cell>
          <table:table-cell office:value-type="float" office:value="19" table:style-name="ce7">
            <text:p>19.0<text:s/></text:p>
          </table:table-cell>
          <table:table-cell office:value-type="float" office:value="21.6" table:style-name="ce7">
            <text:p>21.6<text:s/></text:p>
          </table:table-cell>
          <table:table-cell table:style-name="ce7"/>
          <table:table-cell office:value-type="float" office:value="13.8" table:style-name="ce7">
            <text:p>13.8<text:s/></text:p>
          </table:table-cell>
          <table:table-cell office:value-type="string" table:style-name="ce6">
            <text:p>13.8-18.4</text:p>
          </table:table-cell>
          <table:table-cell office:value-type="float" office:value="18.399999999999999" table:style-name="ce7">
            <text:p>18.4<text:s/></text:p>
          </table:table-cell>
          <table:table-cell office:value-type="float" office:value="20.7" table:style-name="ce7">
            <text:p>20.7<text:s/></text:p>
          </table:table-cell>
          <table:table-cell table:number-columns-repeated="16374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14.3" table:style-name="ce7">
            <text:p>14.3<text:s/></text:p>
          </table:table-cell>
          <table:table-cell office:value-type="string" table:style-name="ce6">
            <text:p>14.3-19.5</text:p>
          </table:table-cell>
          <table:table-cell office:value-type="float" office:value="19.5" table:style-name="ce7">
            <text:p>19.5<text:s/></text:p>
          </table:table-cell>
          <table:table-cell office:value-type="float" office:value="22.3" table:style-name="ce7">
            <text:p>22.3<text:s/></text:p>
          </table:table-cell>
          <table:table-cell table:style-name="ce7"/>
          <table:table-cell office:value-type="float" office:value="14" table:style-name="ce7">
            <text:p>14.0<text:s/></text:p>
          </table:table-cell>
          <table:table-cell office:value-type="string" table:style-name="ce6">
            <text:p>14.0-19.1</text:p>
          </table:table-cell>
          <table:table-cell office:value-type="float" office:value="19.100000000000001" table:style-name="ce7">
            <text:p>19.1<text:s/></text:p>
          </table:table-cell>
          <table:table-cell office:value-type="float" office:value="21.3" table:style-name="ce7">
            <text:p>21.3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14.5" table:style-name="ce7">
            <text:p>14.5<text:s/></text:p>
          </table:table-cell>
          <table:table-cell office:value-type="string" table:style-name="ce6">
            <text:p>14.5-20.0</text:p>
          </table:table-cell>
          <table:table-cell office:value-type="float" office:value="20" table:style-name="ce7">
            <text:p>20.0<text:s/></text:p>
          </table:table-cell>
          <table:table-cell office:value-type="float" office:value="22.7" table:style-name="ce7">
            <text:p>22.7<text:s/></text:p>
          </table:table-cell>
          <table:table-cell table:style-name="ce7"/>
          <table:table-cell office:value-type="float" office:value="14.3" table:style-name="ce7">
            <text:p>14.3<text:s/></text:p>
          </table:table-cell>
          <table:table-cell office:value-type="string" table:style-name="ce6">
            <text:p>14.3-19.7</text:p>
          </table:table-cell>
          <table:table-cell office:value-type="float" office:value="19.7" table:style-name="ce7">
            <text:p>19.7<text:s/></text:p>
          </table:table-cell>
          <table:table-cell office:value-type="float" office:value="22" table:style-name="ce7">
            <text:p>22.0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14.8" table:style-name="ce7">
            <text:p>14.8<text:s/></text:p>
          </table:table-cell>
          <table:table-cell office:value-type="string" table:style-name="ce6">
            <text:p>14.8-20.7</text:p>
          </table:table-cell>
          <table:table-cell office:value-type="float" office:value="20.7" table:style-name="ce7">
            <text:p>20.7<text:s/></text:p>
          </table:table-cell>
          <table:table-cell office:value-type="float" office:value="23.2" table:style-name="ce7">
            <text:p>23.2<text:s/></text:p>
          </table:table-cell>
          <table:table-cell table:style-name="ce7"/>
          <table:table-cell office:value-type="float" office:value="14.7" table:style-name="ce7">
            <text:p>14.7<text:s/></text:p>
          </table:table-cell>
          <table:table-cell office:value-type="string" table:style-name="ce6">
            <text:p>14.7-20.5</text:p>
          </table:table-cell>
          <table:table-cell office:value-type="float" office:value="20.5" table:style-name="ce7">
            <text:p>20.5<text:s/></text:p>
          </table:table-cell>
          <table:table-cell office:value-type="float" office:value="22.7" table:style-name="ce7">
            <text:p>22.7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15.2" table:style-name="ce7">
            <text:p>15.2<text:s/></text:p>
          </table:table-cell>
          <table:table-cell office:value-type="string" table:style-name="ce6">
            <text:p>15.2-21.3</text:p>
          </table:table-cell>
          <table:table-cell office:value-type="float" office:value="21.3" table:style-name="ce7">
            <text:p>21.3<text:s/></text:p>
          </table:table-cell>
          <table:table-cell office:value-type="float" office:value="23.9" table:style-name="ce7">
            <text:p>23.9<text:s/></text:p>
          </table:table-cell>
          <table:table-cell table:style-name="ce7"/>
          <table:table-cell office:value-type="float" office:value="15.2" table:style-name="ce7">
            <text:p>15.2<text:s/></text:p>
          </table:table-cell>
          <table:table-cell office:value-type="string" table:style-name="ce6">
            <text:p>15.2-21.3</text:p>
          </table:table-cell>
          <table:table-cell office:value-type="float" office:value="21.3" table:style-name="ce7">
            <text:p>21.3<text:s/></text:p>
          </table:table-cell>
          <table:table-cell office:value-type="float" office:value="23.5" table:style-name="ce7">
            <text:p>23.5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15.7" table:style-name="ce7">
            <text:p>15.7<text:s/></text:p>
          </table:table-cell>
          <table:table-cell office:value-type="string" table:style-name="ce6">
            <text:p>15.7-21.9</text:p>
          </table:table-cell>
          <table:table-cell office:value-type="float" office:value="21.9" table:style-name="ce7">
            <text:p>21.9<text:s/></text:p>
          </table:table-cell>
          <table:table-cell office:value-type="float" office:value="24.5" table:style-name="ce7">
            <text:p>24.5<text:s/></text:p>
          </table:table-cell>
          <table:table-cell table:style-name="ce7"/>
          <table:table-cell office:value-type="float" office:value="15.7" table:style-name="ce7">
            <text:p>15.7<text:s/></text:p>
          </table:table-cell>
          <table:table-cell office:value-type="string" table:style-name="ce6">
            <text:p>15.7-21.9</text:p>
          </table:table-cell>
          <table:table-cell office:value-type="float" office:value="21.9" table:style-name="ce7">
            <text:p>21.9<text:s/></text:p>
          </table:table-cell>
          <table:table-cell office:value-type="float" office:value="24.3" table:style-name="ce7">
            <text:p>24.3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16.3" table:style-name="ce7">
            <text:p>16.3<text:s/></text:p>
          </table:table-cell>
          <table:table-cell office:value-type="string" table:style-name="ce6">
            <text:p>16.3-22.5</text:p>
          </table:table-cell>
          <table:table-cell office:value-type="float" office:value="22.5" table:style-name="ce7">
            <text:p>22.5<text:s/></text:p>
          </table:table-cell>
          <table:table-cell office:value-type="float" office:value="25" table:style-name="ce7">
            <text:p>25.0<text:s/></text:p>
          </table:table-cell>
          <table:table-cell table:style-name="ce7"/>
          <table:table-cell office:value-type="float" office:value="16.3" table:style-name="ce7">
            <text:p>16.3<text:s/></text:p>
          </table:table-cell>
          <table:table-cell office:value-type="string" table:style-name="ce6">
            <text:p>16.3-22.5</text:p>
          </table:table-cell>
          <table:table-cell office:value-type="float" office:value="22.5" table:style-name="ce7">
            <text:p>22.5<text:s/></text:p>
          </table:table-cell>
          <table:table-cell office:value-type="float" office:value="24.9" table:style-name="ce7">
            <text:p>24.9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16.899999999999999" table:style-name="ce7">
            <text:p>16.9<text:s/></text:p>
          </table:table-cell>
          <table:table-cell office:value-type="string" table:style-name="ce6">
            <text:p>16.9-22.9</text:p>
          </table:table-cell>
          <table:table-cell office:value-type="float" office:value="22.9" table:style-name="ce7">
            <text:p>22.9<text:s/></text:p>
          </table:table-cell>
          <table:table-cell office:value-type="float" office:value="25.4" table:style-name="ce7">
            <text:p>25.4<text:s/></text:p>
          </table:table-cell>
          <table:table-cell table:style-name="ce7"/>
          <table:table-cell office:value-type="float" office:value="16.7" table:style-name="ce7">
            <text:p>16.7<text:s/></text:p>
          </table:table-cell>
          <table:table-cell office:value-type="string" table:style-name="ce6">
            <text:p>16.7-22.7</text:p>
          </table:table-cell>
          <table:table-cell office:value-type="float" office:value="22.7" table:style-name="ce7">
            <text:p>22.7<text:s/></text:p>
          </table:table-cell>
          <table:table-cell office:value-type="float" office:value="25.2" table:style-name="ce7">
            <text:p>25.2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17.399999999999999" table:style-name="ce7">
            <text:p>17.4<text:s/></text:p>
          </table:table-cell>
          <table:table-cell office:value-type="string" table:style-name="ce6">
            <text:p>17.4-23.3</text:p>
          </table:table-cell>
          <table:table-cell office:value-type="float" office:value="23.3" table:style-name="ce7">
            <text:p>23.3<text:s/></text:p>
          </table:table-cell>
          <table:table-cell office:value-type="float" office:value="25.6" table:style-name="ce7">
            <text:p>25.6<text:s/></text:p>
          </table:table-cell>
          <table:table-cell table:style-name="ce7"/>
          <table:table-cell office:value-type="float" office:value="17.100000000000001" table:style-name="ce7">
            <text:p>17.1<text:s/></text:p>
          </table:table-cell>
          <table:table-cell office:value-type="string" table:style-name="ce6">
            <text:p>17.1-22.7</text:p>
          </table:table-cell>
          <table:table-cell office:value-type="float" office:value="22.7" table:style-name="ce7">
            <text:p>22.7<text:s/></text:p>
          </table:table-cell>
          <table:table-cell office:value-type="float" office:value="25.3" table:style-name="ce7">
            <text:p>25.3<text:s/></text:p>
          </table:table-cell>
          <table:table-cell table:number-columns-repeated="16374" table:style-name="ce5"/>
        </table:table-row>
        <table:table-row table:style-name="ro2">
          <table:table-cell office:value-type="float" office:value="17" table:style-name="ce8">
            <text:p>17</text:p>
          </table:table-cell>
          <table:table-cell office:value-type="float" office:value="17.8" table:style-name="ce9">
            <text:p>17.8<text:s/></text:p>
          </table:table-cell>
          <table:table-cell office:value-type="string" table:style-name="ce8">
            <text:p>17.8-23.5</text:p>
          </table:table-cell>
          <table:table-cell office:value-type="float" office:value="23.5" table:style-name="ce9">
            <text:p>23.5<text:s/></text:p>
          </table:table-cell>
          <table:table-cell office:value-type="float" office:value="25.6" table:style-name="ce9">
            <text:p>25.6<text:s/></text:p>
          </table:table-cell>
          <table:table-cell table:style-name="ce9"/>
          <table:table-cell office:value-type="float" office:value="17.3" table:style-name="ce9">
            <text:p>17.3<text:s/></text:p>
          </table:table-cell>
          <table:table-cell office:value-type="string" table:style-name="ce8">
            <text:p>17.3-22.7</text:p>
          </table:table-cell>
          <table:table-cell office:value-type="float" office:value="22.7" table:style-name="ce9">
            <text:p>22.7<text:s/></text:p>
          </table:table-cell>
          <table:table-cell office:value-type="float" office:value="25.3" table:style-name="ce9">
            <text:p>25.3<text:s/></text:p>
          </table:table-cell>
          <table:table-cell table:number-columns-repeated="16374" table:style-name="ce5"/>
        </table:table-row>
        <table:table-row table:style-name="ro9">
          <table:table-cell office:value-type="string" table:number-columns-spanned="12" table:number-rows-spanned="1" table:style-name="ce13">
            <text:p>說明：本表係依據陳偉德醫師及張美惠醫師<text:span text:style-name="T2">2010<text:s/></text:span>年發表之研究成果制定。</text:p>
            <text:p>一、<text:span text:style-name="T2">0-5</text:span>歲之體位，係採用世界衛生組織<text:span text:style-name="T2">(WHO0</text:span>公布之「國際嬰幼兒生長標準」。</text:p>
            <text:p>二、<text:span text:style-name="T2">7-18<text:s/></text:span>歲之體位標準曲線，係依據<text:span text:style-name="T2">1997<text:s/></text:span>年台閩地區中小學學生體適能<text:span text:style-name="T2">(800/1600<text:s/></text:span>公尺跑走、</text:p>
            <text:p><text:span text:style-name="T2"><text:s text:c="8"/></text:span>屈膝仰臥起坐、立定跳遠、坐姿體前彎四項測驗成績皆優於<text:span text:style-name="T2">25<text:s/></text:span>百分位值之個案<text:span text:style-name="T2">)</text:span>檢測資料。</text:p>
            <text:p>三、<text:span text:style-name="T2">5-7<text:s/></text:span>歲銜接點部份，係參考<text:span text:style-name="T2">WHO BMI rebound<text:s/></text:span>趨勢，銜接前揭兩部份數據。</text:p>
          </table:table-cell>
          <table:covered-table-cell table:number-columns-repeated="11"/>
          <table:table-cell table:number-columns-repeated="16372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1" number:min-decimal-places="1" number:min-integer-digits="1"/>
      <number:text> </number:text>
    </number:number-style>
    <number:number-style style:name="N49P0">
      <number:number number:decimal-places="1" number:min-decimal-places="1" number:min-integer-digits="1"/>
      <number:text> </number:text>
    </number:number-style>
    <number:number-style style:name="N49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49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65in" fo:margin-bottom="0.5in" fo:margin-left="0.3in" fo:margin-right="0.46in" style:print-orientation="portrait" style:print-page-order="ttb" style:first-page-number="continue" style:scale-to="100%" style:table-centering="none" style:print="objects charts drawings"/>
      <style:header-style>
        <style:header-footer-properties fo:min-height="0.01in" fo:margin-left="0in" fo:margin-right="0in" fo:margin-bottom="0in"/>
      </style:header-style>
      <style:footer-style>
        <style:header-footer-properties fo:min-height="0.17in" fo:margin-left="0in" fo:margin-right="0in" fo:margin-top="0in"/>
      </style:footer-style>
    </style:page-layout>
    <style:page-layout style:name="pm2">
      <style:page-layout-properties fo:margin-top="0.5in" fo:margin-bottom="0.5in" fo:margin-left="0.18in" fo:margin-right="0.17in" style:print-orientation="portrait" style:print-page-order="ttb" style:first-page-number="continue" style:scale-to="100%" style:table-centering="none" style:print="objects charts drawings"/>
      <style:header-style>
        <style:header-footer-properties fo:min-height="0.0600000000000001in" fo:margin-left="0in" fo:margin-right="0in" fo:margin-bottom="0in"/>
      </style:header-style>
      <style:footer-style>
        <style:header-footer-properties fo:min-height="0.22in" fo:margin-left="0in" fo:margin-right="0in" fo:margin-top="0in"/>
      </style:footer-style>
    </style:page-layout>
    <style:page-layout style:name="pm3">
      <style:page-layout-properties fo:margin-top="0.5in" fo:margin-bottom="0.5in" fo:margin-left="0.59in" fo:margin-right="0.17in" style:print-orientation="portrait" style:print-page-order="ttb" style:first-page-number="continue" style:scale-to="100%" style:table-centering="none" style:print="objects charts drawings"/>
      <style:header-style>
        <style:header-footer-properties fo:min-height="0.13in" fo:margin-left="0in" fo:margin-right="0in" fo:margin-bottom="0in"/>
      </style:header-style>
      <style:footer-style>
        <style:header-footer-properties fo:min-height="0.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l19920929</meta:initial-creator>
    <dc:creator>黃聖紜@婦幼健康組</dc:creator>
    <meta:creation-date>2013-07-12T08:12:21Z</meta:creation-date>
    <dc:date>2024-11-20T05:39:27Z</dc:date>
    <meta:print-date>2014-02-21T09:17:51Z</meta:print-date>
  </office:meta>
</office:document-meta>
</file>